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/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012in" svg:height="8.6378in" svg:x="17.5823in" svg:y="3.1689in">
            <draw:object draw:notify-on-update-of-ranges="Sheet1.B2:Sheet1.B28 Sheet1.B62:Sheet1.B88 Sheet1.D2:Sheet1.D28 Sheet1.D62:Sheet1.D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4925in" svg:y="3.5031in">
            <draw:object draw:notify-on-update-of-ranges="Sheet1.B62:Sheet1.B88 Sheet1.E62:Sheet1.E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0.4933in" svg:y="7.3094in">
            <draw:object draw:notify-on-update-of-ranges="Sheet1.B62:Sheet1.B88 Sheet1.E2:Sheet1.E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0.7858in" svg:y="12.1303in">
            <draw:object draw:notify-on-update-of-ranges="Sheet1.B62:Sheet1.B88 Sheet1.K62:Sheet1.K88 Sheet1.E62:Sheet1.E88 Sheet1.E62:Sheet1.E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615in" svg:y="12.2874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6559in" svg:height="5.5217in" svg:x="28.2165in" svg:y="6.9012in">
            <draw:object draw:notify-on-update-of-ranges="Sheet1.B2:Sheet1.B28 Sheet1.B62:Sheet1.B88 Sheet1.AJ4:Sheet1.AJ30 Sheet1.D62:Sheet1.D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35.2193in" svg:y="6.7134in">
            <draw:object draw:notify-on-update-of-ranges="Sheet1.M2:Sheet1.M15 Sheet1.AS3:Sheet1.AS16 Sheet1.AQ3:Sheet1.AQ16 Sheet1.AQ3:Sheet1.AQ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9"/>
          <table:table-cell office:value-type="string" calcext:value-type="string">
            <text:p>corrected x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27031411388083" calcext:value-type="float">
            <text:p>2.27031411388083</text:p>
          </table:table-cell>
          <table:table-cell office:value-type="float" office:value="0.000848737400875352" calcext:value-type="float">
            <text:p>0.000848737400875352</text:p>
          </table:table-cell>
          <table:table-cell office:value-type="float" office:value="2.268388507" calcext:value-type="float">
            <text:p>2.268388507</text:p>
          </table:table-cell>
          <table:table-cell office:value-type="float" office:value="2.269704918" calcext:value-type="float">
            <text:p>2.269704918</text:p>
          </table:table-cell>
          <table:table-cell office:value-type="float" office:value="2.270333169" calcext:value-type="float">
            <text:p>2.270333169</text:p>
          </table:table-cell>
          <table:table-cell office:value-type="float" office:value="2.270975715" calcext:value-type="float">
            <text:p>2.270975715</text:p>
          </table:table-cell>
          <table:table-cell office:value-type="float" office:value="2.27280669" calcext:value-type="float">
            <text:p>2.2728066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99511161238" calcext:value-type="float">
            <text:p>3.99511161238</text:p>
          </table:table-cell>
          <table:table-cell office:value-type="float" office:value="0.00474998667602782" calcext:value-type="float">
            <text:p>0.00474998667602782</text:p>
          </table:table-cell>
          <table:table-cell office:value-type="float" office:value="3.979953053" calcext:value-type="float">
            <text:p>3.979953053</text:p>
          </table:table-cell>
          <table:table-cell office:value-type="float" office:value="3.99460235175" calcext:value-type="float">
            <text:p>3.99460235175</text:p>
          </table:table-cell>
          <table:table-cell office:value-type="float" office:value="3.9963678405" calcext:value-type="float">
            <text:p>3.9963678405</text:p>
          </table:table-cell>
          <table:table-cell office:value-type="float" office:value="3.9977559525" calcext:value-type="float">
            <text:p>3.9977559525</text:p>
          </table:table-cell>
          <table:table-cell office:value-type="float" office:value="4.003599117" calcext:value-type="float">
            <text:p>4.003599117</text:p>
          </table:table-cell>
          <table:table-cell office:value-type="float" office:value="299.511161238" calcext:value-type="float">
            <text:p>299.511161238</text:p>
          </table:table-cell>
          <table:table-cell table:number-columns-repeated="16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.6396405137109" calcext:value-type="float">
            <text:p>2.6396405137109</text:p>
          </table:table-cell>
          <table:table-cell office:value-type="float" office:value="0.000876035123593462" calcext:value-type="float">
            <text:p>0.000876035123593462</text:p>
          </table:table-cell>
          <table:table-cell office:value-type="float" office:value="2.637209917" calcext:value-type="float">
            <text:p>2.637209917</text:p>
          </table:table-cell>
          <table:table-cell office:value-type="float" office:value="2.639170691" calcext:value-type="float">
            <text:p>2.639170691</text:p>
          </table:table-cell>
          <table:table-cell office:value-type="float" office:value="2.639570596" calcext:value-type="float">
            <text:p>2.639570596</text:p>
          </table:table-cell>
          <table:table-cell office:value-type="float" office:value="2.639995801" calcext:value-type="float">
            <text:p>2.639995801</text:p>
          </table:table-cell>
          <table:table-cell office:value-type="float" office:value="2.644962811" calcext:value-type="float">
            <text:p>2.644962811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4" calcext:value-type="float">
            <text:p>234</text:p>
          </table:table-cell>
          <table:table-cell office:value-type="float" office:value="3.00521732178205" calcext:value-type="float">
            <text:p>3.00521732178205</text:p>
          </table:table-cell>
          <table:table-cell office:value-type="float" office:value="0.00138119436125512" calcext:value-type="float">
            <text:p>0.00138119436125512</text:p>
          </table:table-cell>
          <table:table-cell office:value-type="float" office:value="3.000846806" calcext:value-type="float">
            <text:p>3.000846806</text:p>
          </table:table-cell>
          <table:table-cell office:value-type="float" office:value="3.004375863" calcext:value-type="float">
            <text:p>3.004375863</text:p>
          </table:table-cell>
          <table:table-cell office:value-type="float" office:value="3.0051519495" calcext:value-type="float">
            <text:p>3.0051519495</text:p>
          </table:table-cell>
          <table:table-cell office:value-type="float" office:value="3.005982832" calcext:value-type="float">
            <text:p>3.005982832</text:p>
          </table:table-cell>
          <table:table-cell office:value-type="float" office:value="3.00961293" calcext:value-type="float">
            <text:p>3.00961293</text:p>
          </table:table-cell>
          <table:table-cell office:value-type="float" office:value="400.521732178205" calcext:value-type="float">
            <text:p>400.521732178205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ixed mean</text:p>
          </table:table-cell>
          <table:table-cell office:value-type="string" calcext:value-type="string">
            <text:p>truePercRelErr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99511161238" calcext:value-type="float">
            <text:p>3.99511161238</text:p>
          </table:table-cell>
          <table:table-cell office:value-type="float" office:value="0.00474998667602782" calcext:value-type="float">
            <text:p>0.00474998667602782</text:p>
          </table:table-cell>
          <table:table-cell table:formula="of:=[.AJ7]" office:value-type="float" office:value="0.964830164565623" calcext:value-type="float">
            <text:p>0.964830164565623</text:p>
          </table:table-cell>
          <table:table-cell table:formula="of:=ABS(([.AN3]-[.AR3])/[.AN3])" office:value-type="float" office:value="0.0351698354343766" calcext:value-type="float">
            <text:p>0.0351698354343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.00521732178205" calcext:value-type="float">
            <text:p>3.00521732178205</text:p>
          </table:table-cell>
          <table:table-cell office:value-type="float" office:value="0.00138119436125512" calcext:value-type="float">
            <text:p>0.00138119436125512</text:p>
          </table:table-cell>
          <table:table-cell office:value-type="float" office:value="3.000846806" calcext:value-type="float">
            <text:p>3.000846806</text:p>
          </table:table-cell>
          <table:table-cell office:value-type="float" office:value="3.004375863" calcext:value-type="float">
            <text:p>3.004375863</text:p>
          </table:table-cell>
          <table:table-cell office:value-type="float" office:value="3.0051519495" calcext:value-type="float">
            <text:p>3.0051519495</text:p>
          </table:table-cell>
          <table:table-cell office:value-type="float" office:value="3.005982832" calcext:value-type="float">
            <text:p>3.005982832</text:p>
          </table:table-cell>
          <table:table-cell office:value-type="float" office:value="3.00961293" calcext:value-type="float">
            <text:p>3.0096129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2.70779594801538" calcext:value-type="float">
            <text:p>2.70779594801538</text:p>
          </table:table-cell>
          <table:table-cell office:value-type="float" office:value="0.0026061300767569" calcext:value-type="float">
            <text:p>0.0026061300767569</text:p>
          </table:table-cell>
          <table:table-cell office:value-type="float" office:value="2.701115831" calcext:value-type="float">
            <text:p>2.701115831</text:p>
          </table:table-cell>
          <table:table-cell office:value-type="float" office:value="2.7058742105" calcext:value-type="float">
            <text:p>2.7058742105</text:p>
          </table:table-cell>
          <table:table-cell office:value-type="float" office:value="2.707924869" calcext:value-type="float">
            <text:p>2.707924869</text:p>
          </table:table-cell>
          <table:table-cell office:value-type="float" office:value="2.7096039925" calcext:value-type="float">
            <text:p>2.7096039925</text:p>
          </table:table-cell>
          <table:table-cell office:value-type="float" office:value="2.714242562" calcext:value-type="float">
            <text:p>2.714242562</text:p>
          </table:table-cell>
          <table:table-cell office:value-type="float" office:value="170.779594801538" calcext:value-type="float">
            <text:p>170.779594801538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27031411388083" calcext:value-type="float">
            <text:p>2.27031411388083</text:p>
          </table:table-cell>
          <table:table-cell office:value-type="float" office:value="0.000848737400875352" calcext:value-type="float">
            <text:p>0.000848737400875352</text:p>
          </table:table-cell>
          <table:table-cell table:formula="of:=[.AH4]-[.$AE$36]*[.D62]" office:value-type="float" office:value="-0.0362509522130821" calcext:value-type="float">
            <text:p>-0.0362509522130821</text:p>
          </table:table-cell>
          <table:table-cell table:formula="of:=ABS(([.AF4]-[.AJ4])/[.AF4])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1.93535206559091" calcext:value-type="float">
            <text:p>1.93535206559091</text:p>
          </table:table-cell>
          <table:table-cell office:value-type="float" office:value="0.00162723862913762" calcext:value-type="float">
            <text:p>0.00162723862913762</text:p>
          </table:table-cell>
          <table:table-cell table:formula="of:=[.AJ8]" office:value-type="float" office:value="-1.08497399915709" calcext:value-type="float">
            <text:p>-1.08497399915709</text:p>
          </table:table-cell>
          <table:table-cell table:formula="of:=ABS(([.AN4]-[.AR4])/[.AN4])" office:value-type="float" office:value="0.0849739991570886" calcext:value-type="float">
            <text:p>0.0849739991570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99511161238" calcext:value-type="float">
            <text:p>3.99511161238</text:p>
          </table:table-cell>
          <table:table-cell office:value-type="float" office:value="0.00474998667602782" calcext:value-type="float">
            <text:p>0.00474998667602782</text:p>
          </table:table-cell>
          <table:table-cell office:value-type="float" office:value="3.979953053" calcext:value-type="float">
            <text:p>3.979953053</text:p>
          </table:table-cell>
          <table:table-cell office:value-type="float" office:value="3.99460235175" calcext:value-type="float">
            <text:p>3.99460235175</text:p>
          </table:table-cell>
          <table:table-cell office:value-type="float" office:value="3.9963678405" calcext:value-type="float">
            <text:p>3.9963678405</text:p>
          </table:table-cell>
          <table:table-cell office:value-type="float" office:value="3.9977559525" calcext:value-type="float">
            <text:p>3.9977559525</text:p>
          </table:table-cell>
          <table:table-cell office:value-type="float" office:value="4.003599117" calcext:value-type="float">
            <text:p>4.003599117</text:p>
          </table:table-cell>
          <table:table-cell office:value-type="float" office:value="299.511161238" calcext:value-type="float">
            <text:p>299.5111612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12" calcext:value-type="float">
            <text:p>212</text:p>
          </table:table-cell>
          <table:table-cell office:value-type="float" office:value="4.78271304143868" calcext:value-type="float">
            <text:p>4.78271304143868</text:p>
          </table:table-cell>
          <table:table-cell office:value-type="float" office:value="0.0093793989021345" calcext:value-type="float">
            <text:p>0.0093793989021345</text:p>
          </table:table-cell>
          <table:table-cell office:value-type="float" office:value="4.763366867" calcext:value-type="float">
            <text:p>4.763366867</text:p>
          </table:table-cell>
          <table:table-cell office:value-type="float" office:value="4.7731223975" calcext:value-type="float">
            <text:p>4.7731223975</text:p>
          </table:table-cell>
          <table:table-cell office:value-type="float" office:value="4.7860977825" calcext:value-type="float">
            <text:p>4.7860977825</text:p>
          </table:table-cell>
          <table:table-cell office:value-type="float" office:value="4.79060486975" calcext:value-type="float">
            <text:p>4.79060486975</text:p>
          </table:table-cell>
          <table:table-cell office:value-type="float" office:value="4.798986818" calcext:value-type="float">
            <text:p>4.798986818</text:p>
          </table:table-cell>
          <table:table-cell office:value-type="float" office:value="578.271304143868" calcext:value-type="float">
            <text:p>578.27130414386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.6396405137109" calcext:value-type="float">
            <text:p>2.6396405137109</text:p>
          </table:table-cell>
          <table:table-cell office:value-type="float" office:value="0.000876035123593462" calcext:value-type="float">
            <text:p>0.000876035123593462</text:p>
          </table:table-cell>
          <table:table-cell table:formula="of:=[.AH5]-[.$AE$36]*[.D63]" office:value-type="float" office:value="-0.0499859633695414" calcext:value-type="float">
            <text:p>-0.0499859633695414</text:p>
          </table:table-cell>
          <table:table-cell table:formula="of:=ABS(([.AF5]-[.AJ5])/[.AF5])" office:value-type="string" office:string-value="" calcext:value-type="error">
            <text:p>#DIV/0!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4.78271304143868" calcext:value-type="float">
            <text:p>4.78271304143868</text:p>
          </table:table-cell>
          <table:table-cell office:value-type="float" office:value="0.0093793989021345" calcext:value-type="float">
            <text:p>0.0093793989021345</text:p>
          </table:table-cell>
          <table:table-cell table:formula="of:=[.AJ11]" office:value-type="float" office:value="0.944246499456339" calcext:value-type="float">
            <text:p>0.944246499456339</text:p>
          </table:table-cell>
          <table:table-cell table:formula="of:=ABS(([.AN5]-[.AR5])/[.AN5])" office:value-type="float" office:value="0.0557535005436609" calcext:value-type="float">
            <text:p>0.0557535005436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1.93535206559091" calcext:value-type="float">
            <text:p>1.93535206559091</text:p>
          </table:table-cell>
          <table:table-cell office:value-type="float" office:value="0.00162723862913762" calcext:value-type="float">
            <text:p>0.00162723862913762</text:p>
          </table:table-cell>
          <table:table-cell office:value-type="float" office:value="1.930429755" calcext:value-type="float">
            <text:p>1.930429755</text:p>
          </table:table-cell>
          <table:table-cell office:value-type="float" office:value="1.93421878475" calcext:value-type="float">
            <text:p>1.93421878475</text:p>
          </table:table-cell>
          <table:table-cell office:value-type="float" office:value="1.935479182" calcext:value-type="float">
            <text:p>1.935479182</text:p>
          </table:table-cell>
          <table:table-cell office:value-type="float" office:value="1.936425683" calcext:value-type="float">
            <text:p>1.936425683</text:p>
          </table:table-cell>
          <table:table-cell office:value-type="float" office:value="1.940327591" calcext:value-type="float">
            <text:p>1.940327591</text:p>
          </table:table-cell>
          <table:table-cell office:value-type="float" office:value="293.535206559091" calcext:value-type="float">
            <text:p>293.5352065590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5.5630516616738" calcext:value-type="float">
            <text:p>5.5630516616738</text:p>
          </table:table-cell>
          <table:table-cell office:value-type="float" office:value="0.0107247622702226" calcext:value-type="float">
            <text:p>0.0107247622702226</text:p>
          </table:table-cell>
          <table:table-cell office:value-type="float" office:value="5.533738002" calcext:value-type="float">
            <text:p>5.533738002</text:p>
          </table:table-cell>
          <table:table-cell office:value-type="float" office:value="5.5526819075" calcext:value-type="float">
            <text:p>5.5526819075</text:p>
          </table:table-cell>
          <table:table-cell office:value-type="float" office:value="5.567366063" calcext:value-type="float">
            <text:p>5.567366063</text:p>
          </table:table-cell>
          <table:table-cell office:value-type="float" office:value="5.571463418" calcext:value-type="float">
            <text:p>5.571463418</text:p>
          </table:table-cell>
          <table:table-cell office:value-type="float" office:value="5.584714295" calcext:value-type="float">
            <text:p>5.584714295</text:p>
          </table:table-cell>
          <table:table-cell office:value-type="float" office:value="456.30516616738" calcext:value-type="float">
            <text:p>456.3051661673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.00521732178205" calcext:value-type="float">
            <text:p>3.00521732178205</text:p>
          </table:table-cell>
          <table:table-cell office:value-type="float" office:value="0.00138119436125512" calcext:value-type="float">
            <text:p>0.00138119436125512</text:p>
          </table:table-cell>
          <table:table-cell table:formula="of:=[.AH6]-[.$AE$36]*[.D64]" office:value-type="float" office:value="-0.0600333035287033" calcext:value-type="float">
            <text:p>-0.0600333035287033</text:p>
          </table:table-cell>
          <table:table-cell table:formula="of:=ABS(([.AF6]-[.AJ6])/[.AF6])" office:value-type="string" office:string-value="" calcext:value-type="error">
            <text:p>#DIV/0!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2.70779594801538" calcext:value-type="float">
            <text:p>2.70779594801538</text:p>
          </table:table-cell>
          <table:table-cell office:value-type="float" office:value="0.0026061300767569" calcext:value-type="float">
            <text:p>0.0026061300767569</text:p>
          </table:table-cell>
          <table:table-cell table:formula="of:=[.AJ12]" office:value-type="float" office:value="-1.11955005092116" calcext:value-type="float">
            <text:p>-1.11955005092116</text:p>
          </table:table-cell>
          <table:table-cell table:formula="of:=ABS(([.AN6]-[.AR6])/[.AN6])" office:value-type="float" office:value="0.119550050921159" calcext:value-type="float">
            <text:p>0.119550050921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.38445240268559" calcext:value-type="float">
            <text:p>3.38445240268559</text:p>
          </table:table-cell>
          <table:table-cell office:value-type="float" office:value="0.00167972531272825" calcext:value-type="float">
            <text:p>0.00167972531272825</text:p>
          </table:table-cell>
          <table:table-cell office:value-type="float" office:value="3.380568922" calcext:value-type="float">
            <text:p>3.380568922</text:p>
          </table:table-cell>
          <table:table-cell office:value-type="float" office:value="3.383312673" calcext:value-type="float">
            <text:p>3.383312673</text:p>
          </table:table-cell>
          <table:table-cell office:value-type="float" office:value="3.384445443" calcext:value-type="float">
            <text:p>3.384445443</text:p>
          </table:table-cell>
          <table:table-cell office:value-type="float" office:value="3.38560625" calcext:value-type="float">
            <text:p>3.38560625</text:p>
          </table:table-cell>
          <table:table-cell office:value-type="float" office:value="3.388755906" calcext:value-type="float">
            <text:p>3.38875590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float" office:value="4.50768994184817" calcext:value-type="float">
            <text:p>4.50768994184817</text:p>
          </table:table-cell>
          <table:table-cell office:value-type="float" office:value="0.00355790984821504" calcext:value-type="float">
            <text:p>0.00355790984821504</text:p>
          </table:table-cell>
          <table:table-cell office:value-type="float" office:value="4.500168863" calcext:value-type="float">
            <text:p>4.500168863</text:p>
          </table:table-cell>
          <table:table-cell office:value-type="float" office:value="4.5053561375" calcext:value-type="float">
            <text:p>4.5053561375</text:p>
          </table:table-cell>
          <table:table-cell office:value-type="float" office:value="4.507574583" calcext:value-type="float">
            <text:p>4.507574583</text:p>
          </table:table-cell>
          <table:table-cell office:value-type="float" office:value="4.5097603545" calcext:value-type="float">
            <text:p>4.5097603545</text:p>
          </table:table-cell>
          <table:table-cell office:value-type="float" office:value="4.516419698" calcext:value-type="float">
            <text:p>4.516419698</text:p>
          </table:table-cell>
          <table:table-cell office:value-type="float" office:value="550.768994184817" calcext:value-type="float">
            <text:p>550.76899418481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.99511161238" calcext:value-type="float">
            <text:p>3.99511161238</text:p>
          </table:table-cell>
          <table:table-cell office:value-type="float" office:value="0.00474998667602782" calcext:value-type="float">
            <text:p>0.00474998667602782</text:p>
          </table:table-cell>
          <table:table-cell table:formula="of:=[.AH7]-[.$AE$36]*[.D65]" office:value-type="float" office:value="0.964830164565623" calcext:value-type="float">
            <text:p>0.964830164565623</text:p>
          </table:table-cell>
          <table:table-cell table:formula="of:=ABS(([.AF7]-[.AJ7])/[.AF7])" office:value-type="float" office:value="0.0351698354343766" calcext:value-type="float">
            <text:p>0.035169835434376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5.5630516616738" calcext:value-type="float">
            <text:p>5.5630516616738</text:p>
          </table:table-cell>
          <table:table-cell office:value-type="float" office:value="0.0107247622702226" calcext:value-type="float">
            <text:p>0.0107247622702226</text:p>
          </table:table-cell>
          <table:table-cell table:formula="of:=[.AJ15]" office:value-type="float" office:value="0.926951639940664" calcext:value-type="float">
            <text:p>0.926951639940664</text:p>
          </table:table-cell>
          <table:table-cell table:formula="of:=ABS(([.AN7]-[.AR7])/[.AN7])" office:value-type="float" office:value="0.0730483600593361" calcext:value-type="float">
            <text:p>0.0730483600593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.73649239008879" calcext:value-type="float">
            <text:p>3.73649239008879</text:p>
          </table:table-cell>
          <table:table-cell office:value-type="float" office:value="0.00216566711372888" calcext:value-type="float">
            <text:p>0.00216566711372888</text:p>
          </table:table-cell>
          <table:table-cell office:value-type="float" office:value="3.730674958" calcext:value-type="float">
            <text:p>3.730674958</text:p>
          </table:table-cell>
          <table:table-cell office:value-type="float" office:value="3.734986563" calcext:value-type="float">
            <text:p>3.734986563</text:p>
          </table:table-cell>
          <table:table-cell office:value-type="float" office:value="3.736518371" calcext:value-type="float">
            <text:p>3.736518371</text:p>
          </table:table-cell>
          <table:table-cell office:value-type="float" office:value="3.73808539825" calcext:value-type="float">
            <text:p>3.73808539825</text:p>
          </table:table-cell>
          <table:table-cell office:value-type="float" office:value="3.742748095" calcext:value-type="float">
            <text:p>3.74274809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7.23801922458621" calcext:value-type="float">
            <text:p>7.23801922458621</text:p>
          </table:table-cell>
          <table:table-cell office:value-type="float" office:value="0.0176792915630993" calcext:value-type="float">
            <text:p>0.0176792915630993</text:p>
          </table:table-cell>
          <table:table-cell office:value-type="float" office:value="7.195232461" calcext:value-type="float">
            <text:p>7.195232461</text:p>
          </table:table-cell>
          <table:table-cell office:value-type="float" office:value="7.229778351" calcext:value-type="float">
            <text:p>7.229778351</text:p>
          </table:table-cell>
          <table:table-cell office:value-type="float" office:value="7.237121894" calcext:value-type="float">
            <text:p>7.237121894</text:p>
          </table:table-cell>
          <table:table-cell office:value-type="float" office:value="7.243063148" calcext:value-type="float">
            <text:p>7.243063148</text:p>
          </table:table-cell>
          <table:table-cell office:value-type="float" office:value="7.304488386" calcext:value-type="float">
            <text:p>7.304488386</text:p>
          </table:table-cell>
          <table:table-cell office:value-type="float" office:value="623.801922458621" calcext:value-type="float">
            <text:p>623.80192245862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1.93535206559091" calcext:value-type="float">
            <text:p>1.93535206559091</text:p>
          </table:table-cell>
          <table:table-cell office:value-type="float" office:value="0.00162723862913762" calcext:value-type="float">
            <text:p>0.00162723862913762</text:p>
          </table:table-cell>
          <table:table-cell table:formula="of:=[.AH8]-[.$AE$36]*[.D66]" office:value-type="float" office:value="-1.08497399915709" calcext:value-type="float">
            <text:p>-1.08497399915709</text:p>
          </table:table-cell>
          <table:table-cell table:formula="of:=ABS(([.AF8]-[.AJ8])/[.AF8])" office:value-type="float" office:value="0.0849739991570886" calcext:value-type="float">
            <text:p>0.08497399915708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3.4678749650367" calcext:value-type="float">
            <text:p>3.4678749650367</text:p>
          </table:table-cell>
          <table:table-cell office:value-type="float" office:value="0.00395581810981243" calcext:value-type="float">
            <text:p>0.00395581810981243</text:p>
          </table:table-cell>
          <table:table-cell table:formula="of:=[.AJ16]" office:value-type="float" office:value="-1.15579158198242" calcext:value-type="float">
            <text:p>-1.15579158198242</text:p>
          </table:table-cell>
          <table:table-cell table:formula="of:=ABS(([.AN8]-[.AR8])/[.AN8])" office:value-type="float" office:value="0.155791581982422" calcext:value-type="float">
            <text:p>0.155791581982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4.78271304143868" calcext:value-type="float">
            <text:p>4.78271304143868</text:p>
          </table:table-cell>
          <table:table-cell office:value-type="float" office:value="0.0093793989021345" calcext:value-type="float">
            <text:p>0.0093793989021345</text:p>
          </table:table-cell>
          <table:table-cell office:value-type="float" office:value="4.763366867" calcext:value-type="float">
            <text:p>4.763366867</text:p>
          </table:table-cell>
          <table:table-cell office:value-type="float" office:value="4.7731223975" calcext:value-type="float">
            <text:p>4.7731223975</text:p>
          </table:table-cell>
          <table:table-cell office:value-type="float" office:value="4.7860977825" calcext:value-type="float">
            <text:p>4.7860977825</text:p>
          </table:table-cell>
          <table:table-cell office:value-type="float" office:value="4.79060486975" calcext:value-type="float">
            <text:p>4.79060486975</text:p>
          </table:table-cell>
          <table:table-cell office:value-type="float" office:value="4.798986818" calcext:value-type="float">
            <text:p>4.798986818</text:p>
          </table:table-cell>
          <table:table-cell office:value-type="float" office:value="378.271304143868" calcext:value-type="float">
            <text:p>378.2713041438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6.25182236562381" calcext:value-type="float">
            <text:p>6.25182236562381</text:p>
          </table:table-cell>
          <table:table-cell office:value-type="float" office:value="0.00523175646050743" calcext:value-type="float">
            <text:p>0.00523175646050743</text:p>
          </table:table-cell>
          <table:table-cell office:value-type="float" office:value="6.234796936" calcext:value-type="float">
            <text:p>6.234796936</text:p>
          </table:table-cell>
          <table:table-cell office:value-type="float" office:value="6.248336401" calcext:value-type="float">
            <text:p>6.248336401</text:p>
          </table:table-cell>
          <table:table-cell office:value-type="float" office:value="6.2516618845" calcext:value-type="float">
            <text:p>6.2516618845</text:p>
          </table:table-cell>
          <table:table-cell office:value-type="float" office:value="6.25523892275" calcext:value-type="float">
            <text:p>6.25523892275</text:p>
          </table:table-cell>
          <table:table-cell office:value-type="float" office:value="6.270691773" calcext:value-type="float">
            <text:p>6.270691773</text:p>
          </table:table-cell>
          <table:table-cell office:value-type="float" office:value="212.59111828119" calcext:value-type="float">
            <text:p>212.591118281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.38445240268559" calcext:value-type="float">
            <text:p>3.38445240268559</text:p>
          </table:table-cell>
          <table:table-cell office:value-type="float" office:value="0.00167972531272825" calcext:value-type="float">
            <text:p>0.00167972531272825</text:p>
          </table:table-cell>
          <table:table-cell table:formula="of:=[.AH9]-[.$AE$36]*[.D67]" office:value-type="float" office:value="-0.0728498604360213" calcext:value-type="float">
            <text:p>-0.0728498604360213</text:p>
          </table:table-cell>
          <table:table-cell table:formula="of:=ABS(([.AF9]-[.AJ9])/[.AF9])" office:value-type="string" office:string-value="" calcext:value-type="error">
            <text:p>#DIV/0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6.25182236562381" calcext:value-type="float">
            <text:p>6.25182236562381</text:p>
          </table:table-cell>
          <table:table-cell office:value-type="float" office:value="0.00523175646050743" calcext:value-type="float">
            <text:p>0.00523175646050743</text:p>
          </table:table-cell>
          <table:table-cell table:formula="of:=[.AJ19]" office:value-type="float" office:value="0.888452869064071" calcext:value-type="float">
            <text:p>0.888452869064071</text:p>
          </table:table-cell>
          <table:table-cell table:formula="of:=ABS(([.AN9]-[.AR9])/[.AN9])" office:value-type="float" office:value="0.111547130935929" calcext:value-type="float">
            <text:p>0.1115471309359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2.70779594801538" calcext:value-type="float">
            <text:p>2.70779594801538</text:p>
          </table:table-cell>
          <table:table-cell office:value-type="float" office:value="0.0026061300767569" calcext:value-type="float">
            <text:p>0.0026061300767569</text:p>
          </table:table-cell>
          <table:table-cell office:value-type="float" office:value="2.701115831" calcext:value-type="float">
            <text:p>2.701115831</text:p>
          </table:table-cell>
          <table:table-cell office:value-type="float" office:value="2.7058742105" calcext:value-type="float">
            <text:p>2.7058742105</text:p>
          </table:table-cell>
          <table:table-cell office:value-type="float" office:value="2.707924869" calcext:value-type="float">
            <text:p>2.707924869</text:p>
          </table:table-cell>
          <table:table-cell office:value-type="float" office:value="2.7096039925" calcext:value-type="float">
            <text:p>2.7096039925</text:p>
          </table:table-cell>
          <table:table-cell office:value-type="float" office:value="2.714242562" calcext:value-type="float">
            <text:p>2.714242562</text:p>
          </table:table-cell>
          <table:table-cell office:value-type="float" office:value="370.779594801538" calcext:value-type="float">
            <text:p>370.7795948015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4.21221970002427" calcext:value-type="float">
            <text:p>4.21221970002427</text:p>
          </table:table-cell>
          <table:table-cell office:value-type="float" office:value="0.00766388111400536" calcext:value-type="float">
            <text:p>0.00766388111400536</text:p>
          </table:table-cell>
          <table:table-cell office:value-type="float" office:value="4.192899348" calcext:value-type="float">
            <text:p>4.192899348</text:p>
          </table:table-cell>
          <table:table-cell office:value-type="float" office:value="4.2080319175" calcext:value-type="float">
            <text:p>4.2080319175</text:p>
          </table:table-cell>
          <table:table-cell office:value-type="float" office:value="4.211824135" calcext:value-type="float">
            <text:p>4.211824135</text:p>
          </table:table-cell>
          <table:table-cell office:value-type="float" office:value="4.21727128075" calcext:value-type="float">
            <text:p>4.21727128075</text:p>
          </table:table-cell>
          <table:table-cell office:value-type="float" office:value="4.235101281" calcext:value-type="float">
            <text:p>4.235101281</text:p>
          </table:table-cell>
          <table:table-cell office:value-type="float" office:value="521.221970002427" calcext:value-type="float">
            <text:p>521.22197000242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.73649239008879" calcext:value-type="float">
            <text:p>3.73649239008879</text:p>
          </table:table-cell>
          <table:table-cell office:value-type="float" office:value="0.00216566711372888" calcext:value-type="float">
            <text:p>0.00216566711372888</text:p>
          </table:table-cell>
          <table:table-cell table:formula="of:=[.AH10]-[.$AE$36]*[.D68]" office:value-type="float" office:value="-0.087082518454153" calcext:value-type="float">
            <text:p>-0.087082518454153</text:p>
          </table:table-cell>
          <table:table-cell table:formula="of:=ABS(([.AF10]-[.AJ10])/[.AF10])" office:value-type="string" office:string-value="" calcext:value-type="error">
            <text:p>#DIV/0!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3801922458621" calcext:value-type="float">
            <text:p>7.23801922458621</text:p>
          </table:table-cell>
          <table:table-cell office:value-type="float" office:value="0.0176792915630993" calcext:value-type="float">
            <text:p>0.0176792915630993</text:p>
          </table:table-cell>
          <table:table-cell table:formula="of:=[.AJ20]" office:value-type="float" office:value="1.90812501682774" calcext:value-type="float">
            <text:p>1.90812501682774</text:p>
          </table:table-cell>
          <table:table-cell table:formula="of:=ABS(([.AN10]-[.AR10])/[.AN10])" office:value-type="float" office:value="0.0459374915861281" calcext:value-type="float">
            <text:p>0.0459374915861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.12450305983744" calcext:value-type="float">
            <text:p>4.12450305983744</text:p>
          </table:table-cell>
          <table:table-cell office:value-type="float" office:value="0.00187311910823644" calcext:value-type="float">
            <text:p>0.00187311910823644</text:p>
          </table:table-cell>
          <table:table-cell office:value-type="float" office:value="4.119784558" calcext:value-type="float">
            <text:p>4.119784558</text:p>
          </table:table-cell>
          <table:table-cell office:value-type="float" office:value="4.123137333" calcext:value-type="float">
            <text:p>4.123137333</text:p>
          </table:table-cell>
          <table:table-cell office:value-type="float" office:value="4.124398836" calcext:value-type="float">
            <text:p>4.124398836</text:p>
          </table:table-cell>
          <table:table-cell office:value-type="float" office:value="4.125988459" calcext:value-type="float">
            <text:p>4.125988459</text:p>
          </table:table-cell>
          <table:table-cell office:value-type="float" office:value="4.12885756" calcext:value-type="float">
            <text:p>4.12885756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02" calcext:value-type="float">
            <text:p>202</text:p>
          </table:table-cell>
          <table:table-cell office:value-type="float" office:value="5.24238446520792" calcext:value-type="float">
            <text:p>5.24238446520792</text:p>
          </table:table-cell>
          <table:table-cell office:value-type="float" office:value="0.00515522936609593" calcext:value-type="float">
            <text:p>0.00515522936609593</text:p>
          </table:table-cell>
          <table:table-cell office:value-type="float" office:value="5.233033988" calcext:value-type="float">
            <text:p>5.233033988</text:p>
          </table:table-cell>
          <table:table-cell office:value-type="float" office:value="5.23939218575" calcext:value-type="float">
            <text:p>5.23939218575</text:p>
          </table:table-cell>
          <table:table-cell office:value-type="float" office:value="5.2421308795" calcext:value-type="float">
            <text:p>5.2421308795</text:p>
          </table:table-cell>
          <table:table-cell office:value-type="float" office:value="5.24437754275" calcext:value-type="float">
            <text:p>5.24437754275</text:p>
          </table:table-cell>
          <table:table-cell office:value-type="float" office:value="5.275621229" calcext:value-type="float">
            <text:p>5.275621229</text:p>
          </table:table-cell>
          <table:table-cell office:value-type="float" office:value="362.119223260396" calcext:value-type="float">
            <text:p>362.11922326039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4.78271304143868" calcext:value-type="float">
            <text:p>4.78271304143868</text:p>
          </table:table-cell>
          <table:table-cell office:value-type="float" office:value="0.0093793989021345" calcext:value-type="float">
            <text:p>0.0093793989021345</text:p>
          </table:table-cell>
          <table:table-cell table:formula="of:=[.AH11]-[.$AE$36]*[.D69]" office:value-type="float" office:value="0.944246499456339" calcext:value-type="float">
            <text:p>0.944246499456339</text:p>
          </table:table-cell>
          <table:table-cell table:formula="of:=ABS(([.AF11]-[.AJ11])/[.AF11])" office:value-type="float" office:value="0.0557535005436609" calcext:value-type="float">
            <text:p>0.05575350054366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4.21221970002427" calcext:value-type="float">
            <text:p>4.21221970002427</text:p>
          </table:table-cell>
          <table:table-cell office:value-type="float" office:value="0.00766388111400536" calcext:value-type="float">
            <text:p>0.00766388111400536</text:p>
          </table:table-cell>
          <table:table-cell table:formula="of:=[.AJ21]" office:value-type="float" office:value="-1.18026878761677" calcext:value-type="float">
            <text:p>-1.18026878761677</text:p>
          </table:table-cell>
          <table:table-cell table:formula="of:=ABS(([.AN11]-[.AR11])/[.AN11])" office:value-type="float" office:value="0.180268787616767" calcext:value-type="float">
            <text:p>0.180268787616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.50768994184817" calcext:value-type="float">
            <text:p>4.50768994184817</text:p>
          </table:table-cell>
          <table:table-cell office:value-type="float" office:value="0.00355790984821504" calcext:value-type="float">
            <text:p>0.00355790984821504</text:p>
          </table:table-cell>
          <table:table-cell office:value-type="float" office:value="4.500168863" calcext:value-type="float">
            <text:p>4.500168863</text:p>
          </table:table-cell>
          <table:table-cell office:value-type="float" office:value="4.5053561375" calcext:value-type="float">
            <text:p>4.5053561375</text:p>
          </table:table-cell>
          <table:table-cell office:value-type="float" office:value="4.507574583" calcext:value-type="float">
            <text:p>4.507574583</text:p>
          </table:table-cell>
          <table:table-cell office:value-type="float" office:value="4.5097603545" calcext:value-type="float">
            <text:p>4.5097603545</text:p>
          </table:table-cell>
          <table:table-cell office:value-type="float" office:value="4.516419698" calcext:value-type="float">
            <text:p>4.51641969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4.90839721298969" calcext:value-type="float">
            <text:p>4.90839721298969</text:p>
          </table:table-cell>
          <table:table-cell office:value-type="float" office:value="0.00845815457099118" calcext:value-type="float">
            <text:p>0.00845815457099118</text:p>
          </table:table-cell>
          <table:table-cell office:value-type="float" office:value="4.884219258" calcext:value-type="float">
            <text:p>4.884219258</text:p>
          </table:table-cell>
          <table:table-cell office:value-type="float" office:value="4.90348867525" calcext:value-type="float">
            <text:p>4.90348867525</text:p>
          </table:table-cell>
          <table:table-cell office:value-type="float" office:value="4.907544119" calcext:value-type="float">
            <text:p>4.907544119</text:p>
          </table:table-cell>
          <table:table-cell office:value-type="float" office:value="4.91306967025" calcext:value-type="float">
            <text:p>4.91306967025</text:p>
          </table:table-cell>
          <table:table-cell office:value-type="float" office:value="4.94024055" calcext:value-type="float">
            <text:p>4.94024055</text:p>
          </table:table-cell>
          <table:table-cell office:value-type="float" office:value="390.839721298969" calcext:value-type="float">
            <text:p>390.83972129896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5" calcext:value-type="float">
            <text:p>195</text:p>
          </table:table-cell>
          <table:table-cell office:value-type="float" office:value="2.70779594801538" calcext:value-type="float">
            <text:p>2.70779594801538</text:p>
          </table:table-cell>
          <table:table-cell office:value-type="float" office:value="0.0026061300767569" calcext:value-type="float">
            <text:p>0.0026061300767569</text:p>
          </table:table-cell>
          <table:table-cell table:formula="of:=[.AH12]-[.$AE$36]*[.D70]" office:value-type="float" office:value="-1.11955005092116" calcext:value-type="float">
            <text:p>-1.11955005092116</text:p>
          </table:table-cell>
          <table:table-cell table:formula="of:=ABS(([.AF12]-[.AJ12])/[.AF12])" office:value-type="float" office:value="0.119550050921159" calcext:value-type="float">
            <text:p>0.11955005092115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3.09941600745161" calcext:value-type="float">
            <text:p>3.09941600745161</text:p>
          </table:table-cell>
          <table:table-cell office:value-type="float" office:value="0.0207611945849416" calcext:value-type="float">
            <text:p>0.0207611945849416</text:p>
          </table:table-cell>
          <table:table-cell table:formula="of:=[.AJ22]" office:value-type="float" office:value="-2.16517293045092" calcext:value-type="float">
            <text:p>-2.16517293045092</text:p>
          </table:table-cell>
          <table:table-cell table:formula="of:=ABS(([.AN12]-[.AR12])/[.AN12])" office:value-type="float" office:value="0.0825864652254589" calcext:value-type="float">
            <text:p>0.0825864652254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5.5630516616738" calcext:value-type="float">
            <text:p>5.5630516616738</text:p>
          </table:table-cell>
          <table:table-cell office:value-type="float" office:value="0.0107247622702226" calcext:value-type="float">
            <text:p>0.0107247622702226</text:p>
          </table:table-cell>
          <table:table-cell office:value-type="float" office:value="5.533738002" calcext:value-type="float">
            <text:p>5.533738002</text:p>
          </table:table-cell>
          <table:table-cell office:value-type="float" office:value="5.5526819075" calcext:value-type="float">
            <text:p>5.5526819075</text:p>
          </table:table-cell>
          <table:table-cell office:value-type="float" office:value="5.567366063" calcext:value-type="float">
            <text:p>5.567366063</text:p>
          </table:table-cell>
          <table:table-cell office:value-type="float" office:value="5.571463418" calcext:value-type="float">
            <text:p>5.571463418</text:p>
          </table:table-cell>
          <table:table-cell office:value-type="float" office:value="5.584714295" calcext:value-type="float">
            <text:p>5.584714295</text:p>
          </table:table-cell>
          <table:table-cell office:value-type="float" office:value="456.30516616738" calcext:value-type="float">
            <text:p>456.305166167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3.90137813490148" calcext:value-type="float">
            <text:p>3.90137813490148</text:p>
          </table:table-cell>
          <table:table-cell office:value-type="float" office:value="0.00720720421687188" calcext:value-type="float">
            <text:p>0.00720720421687188</text:p>
          </table:table-cell>
          <table:table-cell office:value-type="float" office:value="3.882994813" calcext:value-type="float">
            <text:p>3.882994813</text:p>
          </table:table-cell>
          <table:table-cell office:value-type="float" office:value="3.896063276" calcext:value-type="float">
            <text:p>3.896063276</text:p>
          </table:table-cell>
          <table:table-cell office:value-type="float" office:value="3.901901892" calcext:value-type="float">
            <text:p>3.901901892</text:p>
          </table:table-cell>
          <table:table-cell office:value-type="float" office:value="3.9055749665" calcext:value-type="float">
            <text:p>3.9055749665</text:p>
          </table:table-cell>
          <table:table-cell office:value-type="float" office:value="3.917879994" calcext:value-type="float">
            <text:p>3.917879994</text:p>
          </table:table-cell>
          <table:table-cell office:value-type="float" office:value="95.0689067450739" calcext:value-type="float">
            <text:p>95.068906745073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4.12450305983744" calcext:value-type="float">
            <text:p>4.12450305983744</text:p>
          </table:table-cell>
          <table:table-cell office:value-type="float" office:value="0.00187311910823644" calcext:value-type="float">
            <text:p>0.00187311910823644</text:p>
          </table:table-cell>
          <table:table-cell table:formula="of:=[.AH13]-[.$AE$36]*[.D71]" office:value-type="float" office:value="-0.100239343731439" calcext:value-type="float">
            <text:p>-0.100239343731439</text:p>
          </table:table-cell>
          <table:table-cell table:formula="of:=ABS(([.AF13]-[.AJ13])/[.AF13])" office:value-type="string" office:string-value="" calcext:value-type="error">
            <text:p>#DIV/0!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7.04004016360094" calcext:value-type="float">
            <text:p>7.04004016360094</text:p>
          </table:table-cell>
          <table:table-cell office:value-type="float" office:value="0.0194093568156884" calcext:value-type="float">
            <text:p>0.0194093568156884</text:p>
          </table:table-cell>
          <table:table-cell table:formula="of:=[.AJ25]" office:value-type="float" office:value="0.867149308529672" calcext:value-type="float">
            <text:p>0.867149308529672</text:p>
          </table:table-cell>
          <table:table-cell table:formula="of:=ABS(([.AN13]-[.AR13])/[.AN13])" office:value-type="float" office:value="0.132850691470328" calcext:value-type="float">
            <text:p>0.132850691470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3.4678749650367" calcext:value-type="float">
            <text:p>3.4678749650367</text:p>
          </table:table-cell>
          <table:table-cell office:value-type="float" office:value="0.00395581810981243" calcext:value-type="float">
            <text:p>0.00395581810981243</text:p>
          </table:table-cell>
          <table:table-cell office:value-type="float" office:value="3.456477396" calcext:value-type="float">
            <text:p>3.456477396</text:p>
          </table:table-cell>
          <table:table-cell office:value-type="float" office:value="3.4653896215" calcext:value-type="float">
            <text:p>3.4653896215</text:p>
          </table:table-cell>
          <table:table-cell office:value-type="float" office:value="3.468013722" calcext:value-type="float">
            <text:p>3.468013722</text:p>
          </table:table-cell>
          <table:table-cell office:value-type="float" office:value="3.47055479575" calcext:value-type="float">
            <text:p>3.47055479575</text:p>
          </table:table-cell>
          <table:table-cell office:value-type="float" office:value="3.477011586" calcext:value-type="float">
            <text:p>3.477011586</text:p>
          </table:table-cell>
          <table:table-cell office:value-type="float" office:value="446.78749650367" calcext:value-type="float">
            <text:p>446.787496503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3" calcext:value-type="float">
            <text:p>213</text:p>
          </table:table-cell>
          <table:table-cell office:value-type="float" office:value="7.04004016360094" calcext:value-type="float">
            <text:p>7.04004016360094</text:p>
          </table:table-cell>
          <table:table-cell office:value-type="float" office:value="0.0194093568156884" calcext:value-type="float">
            <text:p>0.0194093568156884</text:p>
          </table:table-cell>
          <table:table-cell office:value-type="float" office:value="6.992584918" calcext:value-type="float">
            <text:p>6.992584918</text:p>
          </table:table-cell>
          <table:table-cell office:value-type="float" office:value="7.030538084" calcext:value-type="float">
            <text:p>7.030538084</text:p>
          </table:table-cell>
          <table:table-cell office:value-type="float" office:value="7.037108413" calcext:value-type="float">
            <text:p>7.037108413</text:p>
          </table:table-cell>
          <table:table-cell office:value-type="float" office:value="7.044218376" calcext:value-type="float">
            <text:p>7.044218376</text:p>
          </table:table-cell>
          <table:table-cell office:value-type="float" office:value="7.112373886" calcext:value-type="float">
            <text:p>7.112373886</text:p>
          </table:table-cell>
          <table:table-cell office:value-type="float" office:value="804.004016360094" calcext:value-type="float">
            <text:p>804.00401636009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4.50768994184817" calcext:value-type="float">
            <text:p>4.50768994184817</text:p>
          </table:table-cell>
          <table:table-cell office:value-type="float" office:value="0.00355790984821504" calcext:value-type="float">
            <text:p>0.00355790984821504</text:p>
          </table:table-cell>
          <table:table-cell table:formula="of:=[.AH14]-[.$AE$36]*[.D72]" office:value-type="float" office:value="-0.111335121101165" calcext:value-type="float">
            <text:p>-0.111335121101165</text:p>
          </table:table-cell>
          <table:table-cell table:formula="of:=ABS(([.AF14]-[.AJ14])/[.AF14])" office:value-type="string" office:string-value="" calcext:value-type="error">
            <text:p>#DIV/0!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7.98796570045026" calcext:value-type="float">
            <text:p>7.98796570045026</text:p>
          </table:table-cell>
          <table:table-cell office:value-type="float" office:value="0.0153693021694286" calcext:value-type="float">
            <text:p>0.0153693021694286</text:p>
          </table:table-cell>
          <table:table-cell table:formula="of:=[.AJ26]" office:value-type="float" office:value="1.89377176563725" calcext:value-type="float">
            <text:p>1.89377176563725</text:p>
          </table:table-cell>
          <table:table-cell table:formula="of:=ABS(([.AN14]-[.AR14])/[.AN14])" office:value-type="float" office:value="0.0531141171813765" calcext:value-type="float">
            <text:p>0.05311411718137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.85815947209453" calcext:value-type="float">
            <text:p>4.85815947209453</text:p>
          </table:table-cell>
          <table:table-cell office:value-type="float" office:value="0.00486208768648987" calcext:value-type="float">
            <text:p>0.00486208768648987</text:p>
          </table:table-cell>
          <table:table-cell office:value-type="float" office:value="4.84559388" calcext:value-type="float">
            <text:p>4.84559388</text:p>
          </table:table-cell>
          <table:table-cell office:value-type="float" office:value="4.855026451" calcext:value-type="float">
            <text:p>4.855026451</text:p>
          </table:table-cell>
          <table:table-cell office:value-type="float" office:value="4.858228475" calcext:value-type="float">
            <text:p>4.858228475</text:p>
          </table:table-cell>
          <table:table-cell office:value-type="float" office:value="4.861386886" calcext:value-type="float">
            <text:p>4.861386886</text:p>
          </table:table-cell>
          <table:table-cell office:value-type="float" office:value="4.870033845" calcext:value-type="float">
            <text:p>4.87003384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office:value-type="float" office:value="6.01057516772727" calcext:value-type="float">
            <text:p>6.01057516772727</text:p>
          </table:table-cell>
          <table:table-cell office:value-type="float" office:value="0.0125874149487403" calcext:value-type="float">
            <text:p>0.0125874149487403</text:p>
          </table:table-cell>
          <table:table-cell office:value-type="float" office:value="5.969074946" calcext:value-type="float">
            <text:p>5.969074946</text:p>
          </table:table-cell>
          <table:table-cell office:value-type="float" office:value="6.00449113625" calcext:value-type="float">
            <text:p>6.00449113625</text:p>
          </table:table-cell>
          <table:table-cell office:value-type="float" office:value="6.012474917" calcext:value-type="float">
            <text:p>6.012474917</text:p>
          </table:table-cell>
          <table:table-cell office:value-type="float" office:value="6.01934234625" calcext:value-type="float">
            <text:p>6.01934234625</text:p>
          </table:table-cell>
          <table:table-cell office:value-type="float" office:value="6.033534243" calcext:value-type="float">
            <text:p>6.033534243</text:p>
          </table:table-cell>
          <table:table-cell office:value-type="float" office:value="400.528758386364" calcext:value-type="float">
            <text:p>400.528758386364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5.5630516616738" calcext:value-type="float">
            <text:p>5.5630516616738</text:p>
          </table:table-cell>
          <table:table-cell office:value-type="float" office:value="0.0107247622702226" calcext:value-type="float">
            <text:p>0.0107247622702226</text:p>
          </table:table-cell>
          <table:table-cell table:formula="of:=[.AH15]-[.$AE$36]*[.D73]" office:value-type="float" office:value="0.926951639940664" calcext:value-type="float">
            <text:p>0.926951639940664</text:p>
          </table:table-cell>
          <table:table-cell table:formula="of:=ABS(([.AF15]-[.AJ15])/[.AF15])" office:value-type="float" office:value="0.0730483600593361" calcext:value-type="float">
            <text:p>0.07304836005933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4.90839721298969" calcext:value-type="float">
            <text:p>4.90839721298969</text:p>
          </table:table-cell>
          <table:table-cell office:value-type="float" office:value="0.00845815457099118" calcext:value-type="float">
            <text:p>0.00845815457099118</text:p>
          </table:table-cell>
          <table:table-cell table:formula="of:=[.AJ27]" office:value-type="float" office:value="-1.19426195123897" calcext:value-type="float">
            <text:p>-1.19426195123897</text:p>
          </table:table-cell>
          <table:table-cell table:formula="of:=ABS(([.AN15]-[.AR15])/[.AN15])" office:value-type="float" office:value="0.194261951238975" calcext:value-type="float">
            <text:p>0.1942619512389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.24238446520792" calcext:value-type="float">
            <text:p>5.24238446520792</text:p>
          </table:table-cell>
          <table:table-cell office:value-type="float" office:value="0.00515522936609593" calcext:value-type="float">
            <text:p>0.00515522936609593</text:p>
          </table:table-cell>
          <table:table-cell office:value-type="float" office:value="5.233033988" calcext:value-type="float">
            <text:p>5.233033988</text:p>
          </table:table-cell>
          <table:table-cell office:value-type="float" office:value="5.23939218575" calcext:value-type="float">
            <text:p>5.23939218575</text:p>
          </table:table-cell>
          <table:table-cell office:value-type="float" office:value="5.2421308795" calcext:value-type="float">
            <text:p>5.2421308795</text:p>
          </table:table-cell>
          <table:table-cell office:value-type="float" office:value="5.24437754275" calcext:value-type="float">
            <text:p>5.24437754275</text:p>
          </table:table-cell>
          <table:table-cell office:value-type="float" office:value="5.275621229" calcext:value-type="float">
            <text:p>5.275621229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8" calcext:value-type="float">
            <text:p>218</text:p>
          </table:table-cell>
          <table:table-cell office:value-type="float" office:value="3.4678749650367" calcext:value-type="float">
            <text:p>3.4678749650367</text:p>
          </table:table-cell>
          <table:table-cell office:value-type="float" office:value="0.00395581810981243" calcext:value-type="float">
            <text:p>0.00395581810981243</text:p>
          </table:table-cell>
          <table:table-cell table:formula="of:=[.AH16]-[.$AE$36]*[.D74]" office:value-type="float" office:value="-1.15579158198242" calcext:value-type="float">
            <text:p>-1.15579158198242</text:p>
          </table:table-cell>
          <table:table-cell table:formula="of:=ABS(([.AF16]-[.AJ16])/[.AF16])" office:value-type="float" office:value="0.155791581982422" calcext:value-type="float">
            <text:p>0.1557915819824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03" calcext:value-type="float">
            <text:p>203</text:p>
          </table:table-cell>
          <table:table-cell office:value-type="float" office:value="3.90137813490148" calcext:value-type="float">
            <text:p>3.90137813490148</text:p>
          </table:table-cell>
          <table:table-cell office:value-type="float" office:value="0.00720720421687188" calcext:value-type="float">
            <text:p>0.00720720421687188</text:p>
          </table:table-cell>
          <table:table-cell table:formula="of:=[.AJ28]" office:value-type="float" office:value="-2.21060962026303" calcext:value-type="float">
            <text:p>-2.21060962026303</text:p>
          </table:table-cell>
          <table:table-cell table:formula="of:=ABS(([.AN16]-[.AR16])/[.AN16])" office:value-type="float" office:value="0.105304810131516" calcext:value-type="float">
            <text:p>0.105304810131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6.25182236562381" calcext:value-type="float">
            <text:p>6.25182236562381</text:p>
          </table:table-cell>
          <table:table-cell office:value-type="float" office:value="0.00523175646050743" calcext:value-type="float">
            <text:p>0.00523175646050743</text:p>
          </table:table-cell>
          <table:table-cell office:value-type="float" office:value="6.234796936" calcext:value-type="float">
            <text:p>6.234796936</text:p>
          </table:table-cell>
          <table:table-cell office:value-type="float" office:value="6.248336401" calcext:value-type="float">
            <text:p>6.248336401</text:p>
          </table:table-cell>
          <table:table-cell office:value-type="float" office:value="6.2516618845" calcext:value-type="float">
            <text:p>6.2516618845</text:p>
          </table:table-cell>
          <table:table-cell office:value-type="float" office:value="6.25523892275" calcext:value-type="float">
            <text:p>6.25523892275</text:p>
          </table:table-cell>
          <table:table-cell office:value-type="float" office:value="6.270691773" calcext:value-type="float">
            <text:p>6.270691773</text:p>
          </table:table-cell>
          <table:table-cell office:value-type="float" office:value="525.182236562381" calcext:value-type="float">
            <text:p>525.182236562381</text:p>
          </table:table-cell>
          <table:table-cell table:number-columns-repeated="19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.85815947209453" calcext:value-type="float">
            <text:p>4.85815947209453</text:p>
          </table:table-cell>
          <table:table-cell office:value-type="float" office:value="0.00486208768648987" calcext:value-type="float">
            <text:p>0.00486208768648987</text:p>
          </table:table-cell>
          <table:table-cell table:formula="of:=[.AH17]-[.$AE$36]*[.D75]" office:value-type="float" office:value="-0.125649261257911" calcext:value-type="float">
            <text:p>-0.125649261257911</text:p>
          </table:table-cell>
          <table:table-cell table:formula="of:=ABS(([.AF17]-[.AJ17])/[.AF1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3801922458621" calcext:value-type="float">
            <text:p>7.23801922458621</text:p>
          </table:table-cell>
          <table:table-cell office:value-type="float" office:value="0.0176792915630993" calcext:value-type="float">
            <text:p>0.0176792915630993</text:p>
          </table:table-cell>
          <table:table-cell office:value-type="float" office:value="7.195232461" calcext:value-type="float">
            <text:p>7.195232461</text:p>
          </table:table-cell>
          <table:table-cell office:value-type="float" office:value="7.229778351" calcext:value-type="float">
            <text:p>7.229778351</text:p>
          </table:table-cell>
          <table:table-cell office:value-type="float" office:value="7.237121894" calcext:value-type="float">
            <text:p>7.237121894</text:p>
          </table:table-cell>
          <table:table-cell office:value-type="float" office:value="7.243063148" calcext:value-type="float">
            <text:p>7.243063148</text:p>
          </table:table-cell>
          <table:table-cell office:value-type="float" office:value="7.304488386" calcext:value-type="float">
            <text:p>7.304488386</text:p>
          </table:table-cell>
          <table:table-cell office:value-type="float" office:value="261.90096122931" calcext:value-type="float">
            <text:p>261.90096122931</text:p>
          </table:table-cell>
          <table:table-cell table:number-columns-repeated="19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.24238446520792" calcext:value-type="float">
            <text:p>5.24238446520792</text:p>
          </table:table-cell>
          <table:table-cell office:value-type="float" office:value="0.00515522936609593" calcext:value-type="float">
            <text:p>0.00515522936609593</text:p>
          </table:table-cell>
          <table:table-cell table:formula="of:=[.AH18]-[.$AE$36]*[.D76]" office:value-type="float" office:value="-0.139571003392987" calcext:value-type="float">
            <text:p>-0.139571003392987</text:p>
          </table:table-cell>
          <table:table-cell table:formula="of:=ABS(([.AF18]-[.AJ18])/[.AF1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4.21221970002427" calcext:value-type="float">
            <text:p>4.21221970002427</text:p>
          </table:table-cell>
          <table:table-cell office:value-type="float" office:value="0.00766388111400536" calcext:value-type="float">
            <text:p>0.00766388111400536</text:p>
          </table:table-cell>
          <table:table-cell office:value-type="float" office:value="4.192899348" calcext:value-type="float">
            <text:p>4.192899348</text:p>
          </table:table-cell>
          <table:table-cell office:value-type="float" office:value="4.2080319175" calcext:value-type="float">
            <text:p>4.2080319175</text:p>
          </table:table-cell>
          <table:table-cell office:value-type="float" office:value="4.211824135" calcext:value-type="float">
            <text:p>4.211824135</text:p>
          </table:table-cell>
          <table:table-cell office:value-type="float" office:value="4.21727128075" calcext:value-type="float">
            <text:p>4.21727128075</text:p>
          </table:table-cell>
          <table:table-cell office:value-type="float" office:value="4.235101281" calcext:value-type="float">
            <text:p>4.235101281</text:p>
          </table:table-cell>
          <table:table-cell office:value-type="float" office:value="521.221970002427" calcext:value-type="float">
            <text:p>521.221970002427</text:p>
          </table:table-cell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6.25182236562381" calcext:value-type="float">
            <text:p>6.25182236562381</text:p>
          </table:table-cell>
          <table:table-cell office:value-type="float" office:value="0.00523175646050743" calcext:value-type="float">
            <text:p>0.00523175646050743</text:p>
          </table:table-cell>
          <table:table-cell table:formula="of:=[.AH19]-[.$AE$36]*[.D77]" office:value-type="float" office:value="0.888452869064071" calcext:value-type="float">
            <text:p>0.888452869064071</text:p>
          </table:table-cell>
          <table:table-cell table:formula="of:=ABS(([.AF19]-[.AJ19])/[.AF19])" office:value-type="float" office:value="0.111547130935929" calcext:value-type="float">
            <text:p>0.11154713093592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3.09941600745161" calcext:value-type="float">
            <text:p>3.09941600745161</text:p>
          </table:table-cell>
          <table:table-cell office:value-type="float" office:value="0.0207611945849416" calcext:value-type="float">
            <text:p>0.0207611945849416</text:p>
          </table:table-cell>
          <table:table-cell office:value-type="float" office:value="3.079419644" calcext:value-type="float">
            <text:p>3.079419644</text:p>
          </table:table-cell>
          <table:table-cell office:value-type="float" office:value="3.09092053" calcext:value-type="float">
            <text:p>3.09092053</text:p>
          </table:table-cell>
          <table:table-cell office:value-type="float" office:value="3.0970533705" calcext:value-type="float">
            <text:p>3.0970533705</text:p>
          </table:table-cell>
          <table:table-cell office:value-type="float" office:value="3.10346088125" calcext:value-type="float">
            <text:p>3.10346088125</text:p>
          </table:table-cell>
          <table:table-cell office:value-type="float" office:value="3.293408403" calcext:value-type="float">
            <text:p>3.293408403</text:p>
          </table:table-cell>
          <table:table-cell office:value-type="float" office:value="254.970800372581" calcext:value-type="float">
            <text:p>254.970800372581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7.23801922458621" calcext:value-type="float">
            <text:p>7.23801922458621</text:p>
          </table:table-cell>
          <table:table-cell office:value-type="float" office:value="0.0176792915630993" calcext:value-type="float">
            <text:p>0.0176792915630993</text:p>
          </table:table-cell>
          <table:table-cell table:formula="of:=[.AH20]-[.$AE$36]*[.D78]" office:value-type="float" office:value="1.90812501682774" calcext:value-type="float">
            <text:p>1.90812501682774</text:p>
          </table:table-cell>
          <table:table-cell table:formula="of:=ABS(([.AF20]-[.AJ20])/[.AF20])" office:value-type="float" office:value="0.0459374915861281" calcext:value-type="float">
            <text:p>0.045937491586128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.6461294066087" calcext:value-type="float">
            <text:p>5.6461294066087</text:p>
          </table:table-cell>
          <table:table-cell office:value-type="float" office:value="0.00790157757953213" calcext:value-type="float">
            <text:p>0.00790157757953213</text:p>
          </table:table-cell>
          <table:table-cell office:value-type="float" office:value="5.627129915" calcext:value-type="float">
            <text:p>5.627129915</text:p>
          </table:table-cell>
          <table:table-cell office:value-type="float" office:value="5.641391988" calcext:value-type="float">
            <text:p>5.641391988</text:p>
          </table:table-cell>
          <table:table-cell office:value-type="float" office:value="5.646847376" calcext:value-type="float">
            <text:p>5.646847376</text:p>
          </table:table-cell>
          <table:table-cell office:value-type="float" office:value="5.650774335" calcext:value-type="float">
            <text:p>5.650774335</text:p>
          </table:table-cell>
          <table:table-cell office:value-type="float" office:value="5.675973096" calcext:value-type="float">
            <text:p>5.675973096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6" calcext:value-type="float">
            <text:p>206</text:p>
          </table:table-cell>
          <table:table-cell office:value-type="float" office:value="4.21221970002427" calcext:value-type="float">
            <text:p>4.21221970002427</text:p>
          </table:table-cell>
          <table:table-cell office:value-type="float" office:value="0.00766388111400536" calcext:value-type="float">
            <text:p>0.00766388111400536</text:p>
          </table:table-cell>
          <table:table-cell table:formula="of:=[.AH21]-[.$AE$36]*[.D79]" office:value-type="float" office:value="-1.18026878761677" calcext:value-type="float">
            <text:p>-1.18026878761677</text:p>
          </table:table-cell>
          <table:table-cell table:formula="of:=ABS(([.AF21]-[.AJ21])/[.AF21])" office:value-type="float" office:value="0.180268787616767" calcext:value-type="float">
            <text:p>0.18026878761676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.01057516772727" calcext:value-type="float">
            <text:p>6.01057516772727</text:p>
          </table:table-cell>
          <table:table-cell office:value-type="float" office:value="0.0125874149487403" calcext:value-type="float">
            <text:p>0.0125874149487403</text:p>
          </table:table-cell>
          <table:table-cell office:value-type="float" office:value="5.969074946" calcext:value-type="float">
            <text:p>5.969074946</text:p>
          </table:table-cell>
          <table:table-cell office:value-type="float" office:value="6.00449113625" calcext:value-type="float">
            <text:p>6.00449113625</text:p>
          </table:table-cell>
          <table:table-cell office:value-type="float" office:value="6.012474917" calcext:value-type="float">
            <text:p>6.012474917</text:p>
          </table:table-cell>
          <table:table-cell office:value-type="float" office:value="6.01934234625" calcext:value-type="float">
            <text:p>6.01934234625</text:p>
          </table:table-cell>
          <table:table-cell office:value-type="float" office:value="6.033534243" calcext:value-type="float">
            <text:p>6.033534243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86" calcext:value-type="float">
            <text:p>186</text:p>
          </table:table-cell>
          <table:table-cell office:value-type="float" office:value="3.09941600745161" calcext:value-type="float">
            <text:p>3.09941600745161</text:p>
          </table:table-cell>
          <table:table-cell office:value-type="float" office:value="0.0207611945849416" calcext:value-type="float">
            <text:p>0.0207611945849416</text:p>
          </table:table-cell>
          <table:table-cell table:formula="of:=[.AH22]-[.$AE$36]*[.D80]" office:value-type="float" office:value="-2.16517293045092" calcext:value-type="float">
            <text:p>-2.16517293045092</text:p>
          </table:table-cell>
          <table:table-cell table:formula="of:=ABS(([.AF22]-[.AJ22])/[.AF22])" office:value-type="float" office:value="0.0825864652254589" calcext:value-type="float">
            <text:p>0.082586465225458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7.04004016360094" calcext:value-type="float">
            <text:p>7.04004016360094</text:p>
          </table:table-cell>
          <table:table-cell office:value-type="float" office:value="0.0194093568156884" calcext:value-type="float">
            <text:p>0.0194093568156884</text:p>
          </table:table-cell>
          <table:table-cell office:value-type="float" office:value="6.992584918" calcext:value-type="float">
            <text:p>6.992584918</text:p>
          </table:table-cell>
          <table:table-cell office:value-type="float" office:value="7.030538084" calcext:value-type="float">
            <text:p>7.030538084</text:p>
          </table:table-cell>
          <table:table-cell office:value-type="float" office:value="7.037108413" calcext:value-type="float">
            <text:p>7.037108413</text:p>
          </table:table-cell>
          <table:table-cell office:value-type="float" office:value="7.044218376" calcext:value-type="float">
            <text:p>7.044218376</text:p>
          </table:table-cell>
          <table:table-cell office:value-type="float" office:value="7.112373886" calcext:value-type="float">
            <text:p>7.112373886</text:p>
          </table:table-cell>
          <table:table-cell office:value-type="float" office:value="604.004016360094" calcext:value-type="float">
            <text:p>604.004016360094</text:p>
          </table:table-cell>
          <table:table-cell table:number-columns-repeated="19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.6461294066087" calcext:value-type="float">
            <text:p>5.6461294066087</text:p>
          </table:table-cell>
          <table:table-cell office:value-type="float" office:value="0.00790157757953213" calcext:value-type="float">
            <text:p>0.00790157757953213</text:p>
          </table:table-cell>
          <table:table-cell table:formula="of:=[.AH23]-[.$AE$36]*[.D81]" office:value-type="float" office:value="-0.14842377899078" calcext:value-type="float">
            <text:p>-0.14842377899078</text:p>
          </table:table-cell>
          <table:table-cell table:formula="of:=ABS(([.AF23]-[.AJ23])/[.AF2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7.98796570045026" calcext:value-type="float">
            <text:p>7.98796570045026</text:p>
          </table:table-cell>
          <table:table-cell office:value-type="float" office:value="0.0153693021694286" calcext:value-type="float">
            <text:p>0.0153693021694286</text:p>
          </table:table-cell>
          <table:table-cell office:value-type="float" office:value="7.955211527" calcext:value-type="float">
            <text:p>7.955211527</text:p>
          </table:table-cell>
          <table:table-cell office:value-type="float" office:value="7.9781058315" calcext:value-type="float">
            <text:p>7.9781058315</text:p>
          </table:table-cell>
          <table:table-cell office:value-type="float" office:value="7.986094622" calcext:value-type="float">
            <text:p>7.986094622</text:p>
          </table:table-cell>
          <table:table-cell office:value-type="float" office:value="7.994030468" calcext:value-type="float">
            <text:p>7.994030468</text:p>
          </table:table-cell>
          <table:table-cell office:value-type="float" office:value="8.032736954" calcext:value-type="float">
            <text:p>8.032736954</text:p>
          </table:table-cell>
          <table:table-cell office:value-type="float" office:value="299.398285022513" calcext:value-type="float">
            <text:p>299.398285022513</text:p>
          </table:table-cell>
          <table:table-cell table:number-columns-repeated="19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.01057516772727" calcext:value-type="float">
            <text:p>6.01057516772727</text:p>
          </table:table-cell>
          <table:table-cell office:value-type="float" office:value="0.0125874149487403" calcext:value-type="float">
            <text:p>0.0125874149487403</text:p>
          </table:table-cell>
          <table:table-cell table:formula="of:=[.AH24]-[.$AE$36]*[.D82]" office:value-type="float" office:value="-0.166754523770632" calcext:value-type="float">
            <text:p>-0.166754523770632</text:p>
          </table:table-cell>
          <table:table-cell table:formula="of:=ABS(([.AF24]-[.AJ24])/[.AF2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4.90839721298969" calcext:value-type="float">
            <text:p>4.90839721298969</text:p>
          </table:table-cell>
          <table:table-cell office:value-type="float" office:value="0.00845815457099118" calcext:value-type="float">
            <text:p>0.00845815457099118</text:p>
          </table:table-cell>
          <table:table-cell office:value-type="float" office:value="4.884219258" calcext:value-type="float">
            <text:p>4.884219258</text:p>
          </table:table-cell>
          <table:table-cell office:value-type="float" office:value="4.90348867525" calcext:value-type="float">
            <text:p>4.90348867525</text:p>
          </table:table-cell>
          <table:table-cell office:value-type="float" office:value="4.907544119" calcext:value-type="float">
            <text:p>4.907544119</text:p>
          </table:table-cell>
          <table:table-cell office:value-type="float" office:value="4.91306967025" calcext:value-type="float">
            <text:p>4.91306967025</text:p>
          </table:table-cell>
          <table:table-cell office:value-type="float" office:value="4.94024055" calcext:value-type="float">
            <text:p>4.94024055</text:p>
          </table:table-cell>
          <table:table-cell office:value-type="float" office:value="590.839721298969" calcext:value-type="float">
            <text:p>590.839721298969</text:p>
          </table:table-cell>
          <table:table-cell table:number-columns-repeated="19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7.04004016360094" calcext:value-type="float">
            <text:p>7.04004016360094</text:p>
          </table:table-cell>
          <table:table-cell office:value-type="float" office:value="0.0194093568156884" calcext:value-type="float">
            <text:p>0.0194093568156884</text:p>
          </table:table-cell>
          <table:table-cell table:formula="of:=[.AH25]-[.$AE$36]*[.D83]" office:value-type="float" office:value="0.867149308529672" calcext:value-type="float">
            <text:p>0.867149308529672</text:p>
          </table:table-cell>
          <table:table-cell table:formula="of:=ABS(([.AF25]-[.AJ25])/[.AF25])" office:value-type="float" office:value="0.132850691470328" calcext:value-type="float">
            <text:p>0.13285069147032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03" calcext:value-type="float">
            <text:p>203</text:p>
          </table:table-cell>
          <table:table-cell office:value-type="float" office:value="3.90137813490148" calcext:value-type="float">
            <text:p>3.90137813490148</text:p>
          </table:table-cell>
          <table:table-cell office:value-type="float" office:value="0.00720720421687188" calcext:value-type="float">
            <text:p>0.00720720421687188</text:p>
          </table:table-cell>
          <table:table-cell office:value-type="float" office:value="3.882994813" calcext:value-type="float">
            <text:p>3.882994813</text:p>
          </table:table-cell>
          <table:table-cell office:value-type="float" office:value="3.896063276" calcext:value-type="float">
            <text:p>3.896063276</text:p>
          </table:table-cell>
          <table:table-cell office:value-type="float" office:value="3.901901892" calcext:value-type="float">
            <text:p>3.901901892</text:p>
          </table:table-cell>
          <table:table-cell office:value-type="float" office:value="3.9055749665" calcext:value-type="float">
            <text:p>3.9055749665</text:p>
          </table:table-cell>
          <table:table-cell office:value-type="float" office:value="3.917879994" calcext:value-type="float">
            <text:p>3.917879994</text:p>
          </table:table-cell>
          <table:table-cell office:value-type="float" office:value="295.068906745074" calcext:value-type="float">
            <text:p>295.068906745074</text:p>
          </table:table-cell>
          <table:table-cell table:number-columns-repeated="19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7.98796570045026" calcext:value-type="float">
            <text:p>7.98796570045026</text:p>
          </table:table-cell>
          <table:table-cell office:value-type="float" office:value="0.0153693021694286" calcext:value-type="float">
            <text:p>0.0153693021694286</text:p>
          </table:table-cell>
          <table:table-cell table:formula="of:=[.AH26]-[.$AE$36]*[.D84]" office:value-type="float" office:value="1.89377176563725" calcext:value-type="float">
            <text:p>1.89377176563725</text:p>
          </table:table-cell>
          <table:table-cell table:formula="of:=ABS(([.AF26]-[.AJ26])/[.AF26])" office:value-type="float" office:value="0.0531141171813765" calcext:value-type="float">
            <text:p>0.053114117181376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.31406312379902" calcext:value-type="float">
            <text:p>6.31406312379902</text:p>
          </table:table-cell>
          <table:table-cell office:value-type="float" office:value="0.00778225753570477" calcext:value-type="float">
            <text:p>0.00778225753570477</text:p>
          </table:table-cell>
          <table:table-cell office:value-type="float" office:value="6.291276352" calcext:value-type="float">
            <text:p>6.291276352</text:p>
          </table:table-cell>
          <table:table-cell office:value-type="float" office:value="6.309058249" calcext:value-type="float">
            <text:p>6.309058249</text:p>
          </table:table-cell>
          <table:table-cell office:value-type="float" office:value="6.313932701" calcext:value-type="float">
            <text:p>6.313932701</text:p>
          </table:table-cell>
          <table:table-cell office:value-type="float" office:value="6.3181817375" calcext:value-type="float">
            <text:p>6.3181817375</text:p>
          </table:table-cell>
          <table:table-cell office:value-type="float" office:value="6.338745603" calcext:value-type="float">
            <text:p>6.338745603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4.90839721298969" calcext:value-type="float">
            <text:p>4.90839721298969</text:p>
          </table:table-cell>
          <table:table-cell office:value-type="float" office:value="0.00845815457099118" calcext:value-type="float">
            <text:p>0.00845815457099118</text:p>
          </table:table-cell>
          <table:table-cell table:formula="of:=[.AH27]-[.$AE$36]*[.D85]" office:value-type="float" office:value="-1.19426195123897" calcext:value-type="float">
            <text:p>-1.19426195123897</text:p>
          </table:table-cell>
          <table:table-cell table:formula="of:=ABS(([.AF27]-[.AJ27])/[.AF27])" office:value-type="float" office:value="0.194261951238975" calcext:value-type="float">
            <text:p>0.19426195123897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.77279427187065" calcext:value-type="float">
            <text:p>6.77279427187065</text:p>
          </table:table-cell>
          <table:table-cell office:value-type="float" office:value="0.00824308840291181" calcext:value-type="float">
            <text:p>0.00824308840291181</text:p>
          </table:table-cell>
          <table:table-cell office:value-type="float" office:value="6.755448741" calcext:value-type="float">
            <text:p>6.755448741</text:p>
          </table:table-cell>
          <table:table-cell office:value-type="float" office:value="6.76614004" calcext:value-type="float">
            <text:p>6.76614004</text:p>
          </table:table-cell>
          <table:table-cell office:value-type="float" office:value="6.772596155" calcext:value-type="float">
            <text:p>6.772596155</text:p>
          </table:table-cell>
          <table:table-cell office:value-type="float" office:value="6.779434624" calcext:value-type="float">
            <text:p>6.779434624</text:p>
          </table:table-cell>
          <table:table-cell office:value-type="float" office:value="6.792051878" calcext:value-type="float">
            <text:p>6.792051878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03" calcext:value-type="float">
            <text:p>203</text:p>
          </table:table-cell>
          <table:table-cell office:value-type="float" office:value="3.90137813490148" calcext:value-type="float">
            <text:p>3.90137813490148</text:p>
          </table:table-cell>
          <table:table-cell office:value-type="float" office:value="0.00720720421687188" calcext:value-type="float">
            <text:p>0.00720720421687188</text:p>
          </table:table-cell>
          <table:table-cell table:formula="of:=[.AH28]-[.$AE$36]*[.D86]" office:value-type="float" office:value="-2.21060962026303" calcext:value-type="float">
            <text:p>-2.21060962026303</text:p>
          </table:table-cell>
          <table:table-cell table:formula="of:=ABS(([.AF28]-[.AJ28])/[.AF28])" office:value-type="float" office:value="0.105304810131516" calcext:value-type="float">
            <text:p>0.105304810131516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.31406312379902" calcext:value-type="float">
            <text:p>6.31406312379902</text:p>
          </table:table-cell>
          <table:table-cell office:value-type="float" office:value="0.00778225753570477" calcext:value-type="float">
            <text:p>0.00778225753570477</text:p>
          </table:table-cell>
          <table:table-cell table:formula="of:=[.AH29]-[.$AE$36]*[.D87]" office:value-type="float" office:value="-0.174407005715809" calcext:value-type="float">
            <text:p>-0.174407005715809</text:p>
          </table:table-cell>
          <table:table-cell table:formula="of:=ABS(([.AF29]-[.AJ29])/[.AF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.77279427187065" calcext:value-type="float">
            <text:p>6.77279427187065</text:p>
          </table:table-cell>
          <table:table-cell office:value-type="float" office:value="0.00824308840291181" calcext:value-type="float">
            <text:p>0.00824308840291181</text:p>
          </table:table-cell>
          <table:table-cell table:formula="of:=[.AH30]-[.$AE$36]*[.D88]" office:value-type="float" office:value="-0.19663350011779" calcext:value-type="float">
            <text:p>-0.19663350011779</text:p>
          </table:table-cell>
          <table:table-cell table:formula="of:=ABS(([.AF30]-[.AJ30])/[.AF3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22929675024352" calcext:value-type="float">
            <text:p>1.22929675024352</text:p>
          </table:table-cell>
          <table:table-cell office:value-type="float" office:value="0.000450107491032089" calcext:value-type="float">
            <text:p>0.000450107491032089</text:p>
          </table:table-cell>
          <table:table-cell office:value-type="float" office:value="1.228303248" calcext:value-type="float">
            <text:p>1.228303248</text:p>
          </table:table-cell>
          <table:table-cell office:value-type="float" office:value="1.228953192" calcext:value-type="float">
            <text:p>1.228953192</text:p>
          </table:table-cell>
          <table:table-cell office:value-type="float" office:value="1.229291857" calcext:value-type="float">
            <text:p>1.229291857</text:p>
          </table:table-cell>
          <table:table-cell office:value-type="float" office:value="1.229625114" calcext:value-type="float">
            <text:p>1.229625114</text:p>
          </table:table-cell>
          <table:table-cell office:value-type="float" office:value="1.230572821" calcext:value-type="float">
            <text:p>1.230572821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.43576040558294" calcext:value-type="float">
            <text:p>1.43576040558294</text:p>
          </table:table-cell>
          <table:table-cell office:value-type="float" office:value="0.0004669855762251" calcext:value-type="float">
            <text:p>0.0004669855762251</text:p>
          </table:table-cell>
          <table:table-cell office:value-type="float" office:value="1.434475103" calcext:value-type="float">
            <text:p>1.434475103</text:p>
          </table:table-cell>
          <table:table-cell office:value-type="float" office:value="1.4355038205" calcext:value-type="float">
            <text:p>1.4355038205</text:p>
          </table:table-cell>
          <table:table-cell office:value-type="float" office:value="1.43571427" calcext:value-type="float">
            <text:p>1.43571427</text:p>
          </table:table-cell>
          <table:table-cell office:value-type="float" office:value="1.435941691" calcext:value-type="float">
            <text:p>1.435941691</text:p>
          </table:table-cell>
          <table:table-cell office:value-type="float" office:value="1.43856732" calcext:value-type="float">
            <text:p>1.43856732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.63788642875641" calcext:value-type="float">
            <text:p>1.63788642875641</text:p>
          </table:table-cell>
          <table:table-cell office:value-type="float" office:value="0.000756083411784217" calcext:value-type="float">
            <text:p>0.000756083411784217</text:p>
          </table:table-cell>
          <table:table-cell office:value-type="float" office:value="1.63545096" calcext:value-type="float">
            <text:p>1.63545096</text:p>
          </table:table-cell>
          <table:table-cell office:value-type="float" office:value="1.63741898625" calcext:value-type="float">
            <text:p>1.63741898625</text:p>
          </table:table-cell>
          <table:table-cell office:value-type="float" office:value="1.637839607" calcext:value-type="float">
            <text:p>1.637839607</text:p>
          </table:table-cell>
          <table:table-cell office:value-type="float" office:value="1.63828950925" calcext:value-type="float">
            <text:p>1.63828950925</text:p>
          </table:table-cell>
          <table:table-cell office:value-type="float" office:value="1.640248216" calcext:value-type="float">
            <text:p>1.640248216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.58825693948" calcext:value-type="float">
            <text:p>1.58825693948</text:p>
          </table:table-cell>
          <table:table-cell office:value-type="float" office:value="0.00180748453213676" calcext:value-type="float">
            <text:p>0.00180748453213676</text:p>
          </table:table-cell>
          <table:table-cell office:value-type="float" office:value="1.582409722" calcext:value-type="float">
            <text:p>1.582409722</text:p>
          </table:table-cell>
          <table:table-cell office:value-type="float" office:value="1.588014187" calcext:value-type="float">
            <text:p>1.588014187</text:p>
          </table:table-cell>
          <table:table-cell office:value-type="float" office:value="1.588703012" calcext:value-type="float">
            <text:p>1.588703012</text:p>
          </table:table-cell>
          <table:table-cell office:value-type="float" office:value="1.5892918495" calcext:value-type="float">
            <text:p>1.5892918495</text:p>
          </table:table-cell>
          <table:table-cell office:value-type="float" office:value="1.591624869" calcext:value-type="float">
            <text:p>1.591624869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.64586005746364" calcext:value-type="float">
            <text:p>1.64586005746364</text:p>
          </table:table-cell>
          <table:table-cell office:value-type="float" office:value="0.00138452863428671" calcext:value-type="float">
            <text:p>0.00138452863428671</text:p>
          </table:table-cell>
          <table:table-cell office:value-type="float" office:value="1.641676805" calcext:value-type="float">
            <text:p>1.641676805</text:p>
          </table:table-cell>
          <table:table-cell office:value-type="float" office:value="1.6449038825" calcext:value-type="float">
            <text:p>1.6449038825</text:p>
          </table:table-cell>
          <table:table-cell office:value-type="float" office:value="1.645969395" calcext:value-type="float">
            <text:p>1.645969395</text:p>
          </table:table-cell>
          <table:table-cell office:value-type="float" office:value="1.6467508025" calcext:value-type="float">
            <text:p>1.6467508025</text:p>
          </table:table-cell>
          <table:table-cell office:value-type="float" office:value="1.650109333" calcext:value-type="float">
            <text:p>1.650109333</text:p>
          </table:table-cell>
          <table:table-cell office:value-type="string" calcext:value-type="string">
            <text:p>inf</text:p>
          </table:table-cell>
          <table:table-cell table:number-columns-repeated="19"/>
          <table:table-cell table:formula="of:=1/1.356341" office:value-type="float" office:value="0.737277719983396" calcext:value-type="float">
            <text:p>0.737277719983396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.849071861869" calcext:value-type="float">
            <text:p>1.849071861869</text:p>
          </table:table-cell>
          <table:table-cell office:value-type="float" office:value="0.000918576692371793" calcext:value-type="float">
            <text:p>0.000918576692371793</text:p>
          </table:table-cell>
          <table:table-cell office:value-type="float" office:value="1.846969788" calcext:value-type="float">
            <text:p>1.846969788</text:p>
          </table:table-cell>
          <table:table-cell office:value-type="float" office:value="1.848489417" calcext:value-type="float">
            <text:p>1.848489417</text:p>
          </table:table-cell>
          <table:table-cell office:value-type="float" office:value="1.849094025" calcext:value-type="float">
            <text:p>1.849094025</text:p>
          </table:table-cell>
          <table:table-cell office:value-type="float" office:value="1.849709295" calcext:value-type="float">
            <text:p>1.849709295</text:p>
          </table:table-cell>
          <table:table-cell office:value-type="float" office:value="1.851383396" calcext:value-type="float">
            <text:p>1.851383396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.04548074274766" calcext:value-type="float">
            <text:p>2.04548074274766</text:p>
          </table:table-cell>
          <table:table-cell office:value-type="float" office:value="0.00119192749062895" calcext:value-type="float">
            <text:p>0.00119192749062895</text:p>
          </table:table-cell>
          <table:table-cell office:value-type="float" office:value="2.042318148" calcext:value-type="float">
            <text:p>2.042318148</text:p>
          </table:table-cell>
          <table:table-cell office:value-type="float" office:value="2.04465564625" calcext:value-type="float">
            <text:p>2.04465564625</text:p>
          </table:table-cell>
          <table:table-cell office:value-type="float" office:value="2.0454911325" calcext:value-type="float">
            <text:p>2.0454911325</text:p>
          </table:table-cell>
          <table:table-cell office:value-type="float" office:value="2.04634004425" calcext:value-type="float">
            <text:p>2.04634004425</text:p>
          </table:table-cell>
          <table:table-cell office:value-type="float" office:value="2.048919511" calcext:value-type="float">
            <text:p>2.048919511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.02166159160377" calcext:value-type="float">
            <text:p>2.02166159160377</text:p>
          </table:table-cell>
          <table:table-cell office:value-type="float" office:value="0.00381058123675912" calcext:value-type="float">
            <text:p>0.00381058123675912</text:p>
          </table:table-cell>
          <table:table-cell office:value-type="float" office:value="2.013725358" calcext:value-type="float">
            <text:p>2.013725358</text:p>
          </table:table-cell>
          <table:table-cell office:value-type="float" office:value="2.01781120925" calcext:value-type="float">
            <text:p>2.01781120925</text:p>
          </table:table-cell>
          <table:table-cell office:value-type="float" office:value="2.022924255" calcext:value-type="float">
            <text:p>2.022924255</text:p>
          </table:table-cell>
          <table:table-cell office:value-type="float" office:value="2.02485253875" calcext:value-type="float">
            <text:p>2.02485253875</text:p>
          </table:table-cell>
          <table:table-cell office:value-type="float" office:value="2.028370979" calcext:value-type="float">
            <text:p>2.028370979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.07696624577949" calcext:value-type="float">
            <text:p>2.07696624577949</text:p>
          </table:table-cell>
          <table:table-cell office:value-type="float" office:value="0.0020309702153545" calcext:value-type="float">
            <text:p>0.0020309702153545</text:p>
          </table:table-cell>
          <table:table-cell office:value-type="float" office:value="2.071791019" calcext:value-type="float">
            <text:p>2.071791019</text:p>
          </table:table-cell>
          <table:table-cell office:value-type="float" office:value="2.075448749" calcext:value-type="float">
            <text:p>2.075448749</text:p>
          </table:table-cell>
          <table:table-cell office:value-type="float" office:value="2.07709447" calcext:value-type="float">
            <text:p>2.07709447</text:p>
          </table:table-cell>
          <table:table-cell office:value-type="float" office:value="2.0783859195" calcext:value-type="float">
            <text:p>2.0783859195</text:p>
          </table:table-cell>
          <table:table-cell office:value-type="float" office:value="2.081888099" calcext:value-type="float">
            <text:p>2.081888099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.25912657210837" calcext:value-type="float">
            <text:p>2.25912657210837</text:p>
          </table:table-cell>
          <table:table-cell office:value-type="float" office:value="0.00103114159556466" calcext:value-type="float">
            <text:p>0.00103114159556466</text:p>
          </table:table-cell>
          <table:table-cell office:value-type="float" office:value="2.256470325" calcext:value-type="float">
            <text:p>2.256470325</text:p>
          </table:table-cell>
          <table:table-cell office:value-type="float" office:value="2.2583716495" calcext:value-type="float">
            <text:p>2.2583716495</text:p>
          </table:table-cell>
          <table:table-cell office:value-type="float" office:value="2.259070988" calcext:value-type="float">
            <text:p>2.259070988</text:p>
          </table:table-cell>
          <table:table-cell office:value-type="float" office:value="2.259921617" calcext:value-type="float">
            <text:p>2.259921617</text:p>
          </table:table-cell>
          <table:table-cell office:value-type="float" office:value="2.261487495" calcext:value-type="float">
            <text:p>2.261487495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.46765009254974" calcext:value-type="float">
            <text:p>2.46765009254974</text:p>
          </table:table-cell>
          <table:table-cell office:value-type="float" office:value="0.00197844448644712" calcext:value-type="float">
            <text:p>0.00197844448644712</text:p>
          </table:table-cell>
          <table:table-cell office:value-type="float" office:value="2.463377587" calcext:value-type="float">
            <text:p>2.463377587</text:p>
          </table:table-cell>
          <table:table-cell office:value-type="float" office:value="2.466358853" calcext:value-type="float">
            <text:p>2.466358853</text:p>
          </table:table-cell>
          <table:table-cell office:value-type="float" office:value="2.467628762" calcext:value-type="float">
            <text:p>2.467628762</text:p>
          </table:table-cell>
          <table:table-cell office:value-type="float" office:value="2.4687561905" calcext:value-type="float">
            <text:p>2.4687561905</text:p>
          </table:table-cell>
          <table:table-cell office:value-type="float" office:value="2.472482955" calcext:value-type="float">
            <text:p>2.472482955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.44623260639037" calcext:value-type="float">
            <text:p>2.44623260639037</text:p>
          </table:table-cell>
          <table:table-cell office:value-type="float" office:value="0.00451027546991688" calcext:value-type="float">
            <text:p>0.00451027546991688</text:p>
          </table:table-cell>
          <table:table-cell office:value-type="float" office:value="2.433582446" calcext:value-type="float">
            <text:p>2.433582446</text:p>
          </table:table-cell>
          <table:table-cell office:value-type="float" office:value="2.441974953" calcext:value-type="float">
            <text:p>2.441974953</text:p>
          </table:table-cell>
          <table:table-cell office:value-type="float" office:value="2.447920659" calcext:value-type="float">
            <text:p>2.447920659</text:p>
          </table:table-cell>
          <table:table-cell office:value-type="float" office:value="2.449734167" calcext:value-type="float">
            <text:p>2.449734167</text:p>
          </table:table-cell>
          <table:table-cell office:value-type="float" office:value="2.455586236" calcext:value-type="float">
            <text:p>2.455586236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.50275562310092" calcext:value-type="float">
            <text:p>2.50275562310092</text:p>
          </table:table-cell>
          <table:table-cell office:value-type="float" office:value="0.00285398973783485" calcext:value-type="float">
            <text:p>0.00285398973783485</text:p>
          </table:table-cell>
          <table:table-cell office:value-type="float" office:value="2.494253953" calcext:value-type="float">
            <text:p>2.494253953</text:p>
          </table:table-cell>
          <table:table-cell office:value-type="float" office:value="2.500974916" calcext:value-type="float">
            <text:p>2.500974916</text:p>
          </table:table-cell>
          <table:table-cell office:value-type="float" office:value="2.5028492645" calcext:value-type="float">
            <text:p>2.5028492645</text:p>
          </table:table-cell>
          <table:table-cell office:value-type="float" office:value="2.50467251775" calcext:value-type="float">
            <text:p>2.50467251775</text:p>
          </table:table-cell>
          <table:table-cell office:value-type="float" office:value="2.509426812" calcext:value-type="float">
            <text:p>2.509426812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.66406443560199" calcext:value-type="float">
            <text:p>2.66406443560199</text:p>
          </table:table-cell>
          <table:table-cell office:value-type="float" office:value="0.00267864982642851" calcext:value-type="float">
            <text:p>0.00267864982642851</text:p>
          </table:table-cell>
          <table:table-cell office:value-type="float" office:value="2.657147129" calcext:value-type="float">
            <text:p>2.657147129</text:p>
          </table:table-cell>
          <table:table-cell office:value-type="float" office:value="2.662342253" calcext:value-type="float">
            <text:p>2.662342253</text:p>
          </table:table-cell>
          <table:table-cell office:value-type="float" office:value="2.664119175" calcext:value-type="float">
            <text:p>2.664119175</text:p>
          </table:table-cell>
          <table:table-cell office:value-type="float" office:value="2.665853629" calcext:value-type="float">
            <text:p>2.665853629</text:p>
          </table:table-cell>
          <table:table-cell office:value-type="float" office:value="2.670706732" calcext:value-type="float">
            <text:p>2.670706732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.87580449212376" calcext:value-type="float">
            <text:p>2.87580449212376</text:p>
          </table:table-cell>
          <table:table-cell office:value-type="float" office:value="0.0027806032830051" calcext:value-type="float">
            <text:p>0.0027806032830051</text:p>
          </table:table-cell>
          <table:table-cell office:value-type="float" office:value="2.870779193" calcext:value-type="float">
            <text:p>2.870779193</text:p>
          </table:table-cell>
          <table:table-cell office:value-type="float" office:value="2.8742052935" calcext:value-type="float">
            <text:p>2.8742052935</text:p>
          </table:table-cell>
          <table:table-cell office:value-type="float" office:value="2.875699397" calcext:value-type="float">
            <text:p>2.875699397</text:p>
          </table:table-cell>
          <table:table-cell office:value-type="float" office:value="2.87691322575" calcext:value-type="float">
            <text:p>2.87691322575</text:p>
          </table:table-cell>
          <table:table-cell office:value-type="float" office:value="2.893529373" calcext:value-type="float">
            <text:p>2.893529373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.83818384661429" calcext:value-type="float">
            <text:p>2.83818384661429</text:p>
          </table:table-cell>
          <table:table-cell office:value-type="float" office:value="0.0023552323020588" calcext:value-type="float">
            <text:p>0.0023552323020588</text:p>
          </table:table-cell>
          <table:table-cell office:value-type="float" office:value="2.830722465" calcext:value-type="float">
            <text:p>2.830722465</text:p>
          </table:table-cell>
          <table:table-cell office:value-type="float" office:value="2.83663108925" calcext:value-type="float">
            <text:p>2.83663108925</text:p>
          </table:table-cell>
          <table:table-cell office:value-type="float" office:value="2.838063701" calcext:value-type="float">
            <text:p>2.838063701</text:p>
          </table:table-cell>
          <table:table-cell office:value-type="float" office:value="2.839725038" calcext:value-type="float">
            <text:p>2.839725038</text:p>
          </table:table-cell>
          <table:table-cell office:value-type="float" office:value="2.84677713" calcext:value-type="float">
            <text:p>2.84677713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.78555508301478" calcext:value-type="float">
            <text:p>2.78555508301478</text:p>
          </table:table-cell>
          <table:table-cell office:value-type="float" office:value="0.00686589038929933" calcext:value-type="float">
            <text:p>0.00686589038929933</text:p>
          </table:table-cell>
          <table:table-cell office:value-type="float" office:value="2.769274919" calcext:value-type="float">
            <text:p>2.769274919</text:p>
          </table:table-cell>
          <table:table-cell office:value-type="float" office:value="2.782373258" calcext:value-type="float">
            <text:p>2.782373258</text:p>
          </table:table-cell>
          <table:table-cell office:value-type="float" office:value="2.785153624" calcext:value-type="float">
            <text:p>2.785153624</text:p>
          </table:table-cell>
          <table:table-cell office:value-type="float" office:value="2.7873901255" calcext:value-type="float">
            <text:p>2.7873901255</text:p>
          </table:table-cell>
          <table:table-cell office:value-type="float" office:value="2.811642805" calcext:value-type="float">
            <text:p>2.811642805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.91143296397087" calcext:value-type="float">
            <text:p>2.91143296397087</text:p>
          </table:table-cell>
          <table:table-cell office:value-type="float" office:value="0.00549460202929317" calcext:value-type="float">
            <text:p>0.00549460202929317</text:p>
          </table:table-cell>
          <table:table-cell office:value-type="float" office:value="2.897587592" calcext:value-type="float">
            <text:p>2.897587592</text:p>
          </table:table-cell>
          <table:table-cell office:value-type="float" office:value="2.90813359025" calcext:value-type="float">
            <text:p>2.90813359025</text:p>
          </table:table-cell>
          <table:table-cell office:value-type="float" office:value="2.9112945755" calcext:value-type="float">
            <text:p>2.9112945755</text:p>
          </table:table-cell>
          <table:table-cell office:value-type="float" office:value="2.9151776555" calcext:value-type="float">
            <text:p>2.9151776555</text:p>
          </table:table-cell>
          <table:table-cell office:value-type="float" office:value="2.927389834" calcext:value-type="float">
            <text:p>2.927389834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.87702178792473" calcext:value-type="float">
            <text:p>2.87702178792473</text:p>
          </table:table-cell>
          <table:table-cell office:value-type="float" office:value="0.0191689157650376" calcext:value-type="float">
            <text:p>0.0191689157650376</text:p>
          </table:table-cell>
          <table:table-cell office:value-type="float" office:value="2.858404549" calcext:value-type="float">
            <text:p>2.858404549</text:p>
          </table:table-cell>
          <table:table-cell office:value-type="float" office:value="2.869358666" calcext:value-type="float">
            <text:p>2.869358666</text:p>
          </table:table-cell>
          <table:table-cell office:value-type="float" office:value="2.87477532" calcext:value-type="float">
            <text:p>2.87477532</text:p>
          </table:table-cell>
          <table:table-cell office:value-type="float" office:value="2.88074372425" calcext:value-type="float">
            <text:p>2.88074372425</text:p>
          </table:table-cell>
          <table:table-cell office:value-type="float" office:value="3.056171683" calcext:value-type="float">
            <text:p>3.056171683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.09557618403382" calcext:value-type="float">
            <text:p>3.09557618403382</text:p>
          </table:table-cell>
          <table:table-cell office:value-type="float" office:value="0.00438493670536169" calcext:value-type="float">
            <text:p>0.00438493670536169</text:p>
          </table:table-cell>
          <table:table-cell office:value-type="float" office:value="3.085094263" calcext:value-type="float">
            <text:p>3.085094263</text:p>
          </table:table-cell>
          <table:table-cell office:value-type="float" office:value="3.09302778" calcext:value-type="float">
            <text:p>3.09302778</text:p>
          </table:table-cell>
          <table:table-cell office:value-type="float" office:value="3.096014614" calcext:value-type="float">
            <text:p>3.096014614</text:p>
          </table:table-cell>
          <table:table-cell office:value-type="float" office:value="3.0981108435" calcext:value-type="float">
            <text:p>3.0981108435</text:p>
          </table:table-cell>
          <table:table-cell office:value-type="float" office:value="3.112317178" calcext:value-type="float">
            <text:p>3.112317178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.29948814624748" calcext:value-type="float">
            <text:p>3.29948814624748</text:p>
          </table:table-cell>
          <table:table-cell office:value-type="float" office:value="0.00684822708448762" calcext:value-type="float">
            <text:p>0.00684822708448762</text:p>
          </table:table-cell>
          <table:table-cell office:value-type="float" office:value="3.276993955" calcext:value-type="float">
            <text:p>3.276993955</text:p>
          </table:table-cell>
          <table:table-cell office:value-type="float" office:value="3.29620947325" calcext:value-type="float">
            <text:p>3.29620947325</text:p>
          </table:table-cell>
          <table:table-cell office:value-type="float" office:value="3.300555087" calcext:value-type="float">
            <text:p>3.300555087</text:p>
          </table:table-cell>
          <table:table-cell office:value-type="float" office:value="3.3043709105" calcext:value-type="float">
            <text:p>3.3043709105</text:p>
          </table:table-cell>
          <table:table-cell office:value-type="float" office:value="3.311917105" calcext:value-type="float">
            <text:p>3.311917105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.26647852653521" calcext:value-type="float">
            <text:p>3.26647852653521</text:p>
          </table:table-cell>
          <table:table-cell office:value-type="float" office:value="0.00887275059784169" calcext:value-type="float">
            <text:p>0.00887275059784169</text:p>
          </table:table-cell>
          <table:table-cell office:value-type="float" office:value="3.244970497" calcext:value-type="float">
            <text:p>3.244970497</text:p>
          </table:table-cell>
          <table:table-cell office:value-type="float" office:value="3.262059356" calcext:value-type="float">
            <text:p>3.262059356</text:p>
          </table:table-cell>
          <table:table-cell office:value-type="float" office:value="3.265136913" calcext:value-type="float">
            <text:p>3.265136913</text:p>
          </table:table-cell>
          <table:table-cell office:value-type="float" office:value="3.268374183" calcext:value-type="float">
            <text:p>3.268374183</text:p>
          </table:table-cell>
          <table:table-cell office:value-type="float" office:value="3.299272875" calcext:value-type="float">
            <text:p>3.299272875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.19159865167539" calcext:value-type="float">
            <text:p>3.19159865167539</text:p>
          </table:table-cell>
          <table:table-cell office:value-type="float" office:value="0.00593858706508158" calcext:value-type="float">
            <text:p>0.00593858706508158</text:p>
          </table:table-cell>
          <table:table-cell office:value-type="float" office:value="3.178751105" calcext:value-type="float">
            <text:p>3.178751105</text:p>
          </table:table-cell>
          <table:table-cell office:value-type="float" office:value="3.1878170445" calcext:value-type="float">
            <text:p>3.1878170445</text:p>
          </table:table-cell>
          <table:table-cell office:value-type="float" office:value="3.190972187" calcext:value-type="float">
            <text:p>3.190972187</text:p>
          </table:table-cell>
          <table:table-cell office:value-type="float" office:value="3.19411756" calcext:value-type="float">
            <text:p>3.19411756</text:p>
          </table:table-cell>
          <table:table-cell office:value-type="float" office:value="3.209614007" calcext:value-type="float">
            <text:p>3.209614007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.28887984790206" calcext:value-type="float">
            <text:p>3.28887984790206</text:p>
          </table:table-cell>
          <table:table-cell office:value-type="float" office:value="0.00576267094898409" calcext:value-type="float">
            <text:p>0.00576267094898409</text:p>
          </table:table-cell>
          <table:table-cell office:value-type="float" office:value="3.272190783" calcext:value-type="float">
            <text:p>3.272190783</text:p>
          </table:table-cell>
          <table:table-cell office:value-type="float" office:value="3.28552820625" calcext:value-type="float">
            <text:p>3.28552820625</text:p>
          </table:table-cell>
          <table:table-cell office:value-type="float" office:value="3.288298329" calcext:value-type="float">
            <text:p>3.288298329</text:p>
          </table:table-cell>
          <table:table-cell office:value-type="float" office:value="3.2921223545" calcext:value-type="float">
            <text:p>3.2921223545</text:p>
          </table:table-cell>
          <table:table-cell office:value-type="float" office:value="3.310205234" calcext:value-type="float">
            <text:p>3.310205234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.32709897580788" calcext:value-type="float">
            <text:p>3.32709897580788</text:p>
          </table:table-cell>
          <table:table-cell office:value-type="float" office:value="0.00608046702160801" calcext:value-type="float">
            <text:p>0.00608046702160801</text:p>
          </table:table-cell>
          <table:table-cell office:value-type="float" office:value="3.311475172" calcext:value-type="float">
            <text:p>3.311475172</text:p>
          </table:table-cell>
          <table:table-cell office:value-type="float" office:value="3.3224456125" calcext:value-type="float">
            <text:p>3.3224456125</text:p>
          </table:table-cell>
          <table:table-cell office:value-type="float" office:value="3.327517121" calcext:value-type="float">
            <text:p>3.327517121</text:p>
          </table:table-cell>
          <table:table-cell office:value-type="float" office:value="3.3306909725" calcext:value-type="float">
            <text:p>3.3306909725</text:p>
          </table:table-cell>
          <table:table-cell office:value-type="float" office:value="3.340739703" calcext:value-type="float">
            <text:p>3.340739703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.46367659843627" calcext:value-type="float">
            <text:p>3.46367659843627</text:p>
          </table:table-cell>
          <table:table-cell office:value-type="float" office:value="0.00430452777323526" calcext:value-type="float">
            <text:p>0.00430452777323526</text:p>
          </table:table-cell>
          <table:table-cell office:value-type="float" office:value="3.451227662" calcext:value-type="float">
            <text:p>3.451227662</text:p>
          </table:table-cell>
          <table:table-cell office:value-type="float" office:value="3.4608831185" calcext:value-type="float">
            <text:p>3.4608831185</text:p>
          </table:table-cell>
          <table:table-cell office:value-type="float" office:value="3.4636102065" calcext:value-type="float">
            <text:p>3.4636102065</text:p>
          </table:table-cell>
          <table:table-cell office:value-type="float" office:value="3.46600016025" calcext:value-type="float">
            <text:p>3.46600016025</text:p>
          </table:table-cell>
          <table:table-cell office:value-type="float" office:value="3.477205729" calcext:value-type="float">
            <text:p>3.477205729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71916536791542" calcext:value-type="float">
            <text:p>3.71916536791542</text:p>
          </table:table-cell>
          <table:table-cell office:value-type="float" office:value="0.00444561042328571" calcext:value-type="float">
            <text:p>0.00444561042328571</text:p>
          </table:table-cell>
          <table:table-cell office:value-type="float" office:value="3.709819205" calcext:value-type="float">
            <text:p>3.709819205</text:p>
          </table:table-cell>
          <table:table-cell office:value-type="float" office:value="3.715431059" calcext:value-type="float">
            <text:p>3.715431059</text:p>
          </table:table-cell>
          <table:table-cell office:value-type="float" office:value="3.719013088" calcext:value-type="float">
            <text:p>3.719013088</text:p>
          </table:table-cell>
          <table:table-cell office:value-type="float" office:value="3.722602624" calcext:value-type="float">
            <text:p>3.722602624</text:p>
          </table:table-cell>
          <table:table-cell office:value-type="float" office:value="3.729327754" calcext:value-type="float">
            <text:p>3.729327754</text:p>
          </table:table-cell>
          <table:table-cell office:value-type="string" calcext:value-type="string">
            <text:p>inf</text:p>
          </table:table-cell>
          <table:table-cell table:number-columns-repeated="34"/>
        </table:table-row>
        <table:table-row table:style-name="ro1" table:number-rows-repeated="2">
          <table:table-cell table:number-columns-repeated="4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3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.12848876831088" calcext:value-type="float">
            <text:p>3.12848876831088</text:p>
          </table:table-cell>
          <table:table-cell office:value-type="float" office:value="0.00116572590545516" calcext:value-type="float">
            <text:p>0.00116572590545516</text:p>
          </table:table-cell>
          <table:table-cell office:value-type="float" office:value="3.125875655" calcext:value-type="float">
            <text:p>3.125875655</text:p>
          </table:table-cell>
          <table:table-cell office:value-type="float" office:value="3.127641667" calcext:value-type="float">
            <text:p>3.127641667</text:p>
          </table:table-cell>
          <table:table-cell office:value-type="float" office:value="3.128500384" calcext:value-type="float">
            <text:p>3.128500384</text:p>
          </table:table-cell>
          <table:table-cell office:value-type="float" office:value="3.129384444" calcext:value-type="float">
            <text:p>3.129384444</text:p>
          </table:table-cell>
          <table:table-cell office:value-type="float" office:value="3.132099094" calcext:value-type="float">
            <text:p>3.132099094</text:p>
          </table:table-cell>
          <table:table-cell office:value-type="float" office:value="4.28295894369604" calcext:value-type="float">
            <text:p>4.28295894369604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11" calcext:value-type="float">
            <text:p>211</text:p>
          </table:table-cell>
          <table:table-cell office:value-type="float" office:value="3.64805066554976" calcext:value-type="float">
            <text:p>3.64805066554976</text:p>
          </table:table-cell>
          <table:table-cell office:value-type="float" office:value="0.00118870330699962" calcext:value-type="float">
            <text:p>0.00118870330699962</text:p>
          </table:table-cell>
          <table:table-cell office:value-type="float" office:value="3.644714217" calcext:value-type="float">
            <text:p>3.644714217</text:p>
          </table:table-cell>
          <table:table-cell office:value-type="float" office:value="3.6474041495" calcext:value-type="float">
            <text:p>3.6474041495</text:p>
          </table:table-cell>
          <table:table-cell office:value-type="float" office:value="3.64794909" calcext:value-type="float">
            <text:p>3.64794909</text:p>
          </table:table-cell>
          <table:table-cell office:value-type="float" office:value="3.6485452595" calcext:value-type="float">
            <text:p>3.6485452595</text:p>
          </table:table-cell>
          <table:table-cell office:value-type="float" office:value="3.655171202" calcext:value-type="float">
            <text:p>3.655171202</text:p>
          </table:table-cell>
          <table:table-cell office:value-type="float" office:value="4.23001901570754" calcext:value-type="float">
            <text:p>4.23001901570754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float" office:value="4.15752509838462" calcext:value-type="float">
            <text:p>4.15752509838462</text:p>
          </table:table-cell>
          <table:table-cell office:value-type="float" office:value="0.00193205789768695" calcext:value-type="float">
            <text:p>0.00193205789768695</text:p>
          </table:table-cell>
          <table:table-cell office:value-type="float" office:value="4.151222474" calcext:value-type="float">
            <text:p>4.151222474</text:p>
          </table:table-cell>
          <table:table-cell office:value-type="float" office:value="4.15633829175" calcext:value-type="float">
            <text:p>4.15633829175</text:p>
          </table:table-cell>
          <table:table-cell office:value-type="float" office:value="4.157427911" calcext:value-type="float">
            <text:p>4.157427911</text:p>
          </table:table-cell>
          <table:table-cell office:value-type="float" office:value="4.15859873025" calcext:value-type="float">
            <text:p>4.15859873025</text:p>
          </table:table-cell>
          <table:table-cell office:value-type="float" office:value="4.163629623" calcext:value-type="float">
            <text:p>4.163629623</text:p>
          </table:table-cell>
          <table:table-cell office:value-type="float" office:value="3.93812745961537" calcext:value-type="float">
            <text:p>3.93812745961537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.11009496921" calcext:value-type="float">
            <text:p>4.11009496921</text:p>
          </table:table-cell>
          <table:table-cell office:value-type="float" office:value="0.00487324488950742" calcext:value-type="float">
            <text:p>0.00487324488950742</text:p>
          </table:table-cell>
          <table:table-cell office:value-type="float" office:value="4.094539735" calcext:value-type="float">
            <text:p>4.094539735</text:p>
          </table:table-cell>
          <table:table-cell office:value-type="float" office:value="4.1095399035" calcext:value-type="float">
            <text:p>4.1095399035</text:p>
          </table:table-cell>
          <table:table-cell office:value-type="float" office:value="4.1113544575" calcext:value-type="float">
            <text:p>4.1113544575</text:p>
          </table:table-cell>
          <table:table-cell office:value-type="float" office:value="4.11285924475" calcext:value-type="float">
            <text:p>4.11285924475</text:p>
          </table:table-cell>
          <table:table-cell office:value-type="float" office:value="4.118803846" calcext:value-type="float">
            <text:p>4.118803846</text:p>
          </table:table-cell>
          <table:table-cell office:value-type="float" office:value="2.75237423024999" calcext:value-type="float">
            <text:p>2.75237423024999</text:p>
          </table:table-cell>
          <table:table-cell table:number-columns-repeated="3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.09659207498636" calcext:value-type="float">
            <text:p>4.09659207498636</text:p>
          </table:table-cell>
          <table:table-cell office:value-type="float" office:value="0.00344443633578888" calcext:value-type="float">
            <text:p>0.00344443633578888</text:p>
          </table:table-cell>
          <table:table-cell office:value-type="float" office:value="4.086226462" calcext:value-type="float">
            <text:p>4.086226462</text:p>
          </table:table-cell>
          <table:table-cell office:value-type="float" office:value="4.0942385435" calcext:value-type="float">
            <text:p>4.0942385435</text:p>
          </table:table-cell>
          <table:table-cell office:value-type="float" office:value="4.0968655695" calcext:value-type="float">
            <text:p>4.0968655695</text:p>
          </table:table-cell>
          <table:table-cell office:value-type="float" office:value="4.09884510725" calcext:value-type="float">
            <text:p>4.09884510725</text:p>
          </table:table-cell>
          <table:table-cell office:value-type="float" office:value="4.107226644" calcext:value-type="float">
            <text:p>4.107226644</text:p>
          </table:table-cell>
          <table:table-cell office:value-type="float" office:value="2.4148018746591" calcext:value-type="float">
            <text:p>2.4148018746591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29" calcext:value-type="float">
            <text:p>229</text:p>
          </table:table-cell>
          <table:table-cell office:value-type="float" office:value="4.68928080886463" calcext:value-type="float">
            <text:p>4.68928080886463</text:p>
          </table:table-cell>
          <table:table-cell office:value-type="float" office:value="0.00232974411875372" calcext:value-type="float">
            <text:p>0.00232974411875372</text:p>
          </table:table-cell>
          <table:table-cell office:value-type="float" office:value="4.68390579" calcext:value-type="float">
            <text:p>4.68390579</text:p>
          </table:table-cell>
          <table:table-cell office:value-type="float" office:value="4.687704197" calcext:value-type="float">
            <text:p>4.687704197</text:p>
          </table:table-cell>
          <table:table-cell office:value-type="float" office:value="4.689251272" calcext:value-type="float">
            <text:p>4.689251272</text:p>
          </table:table-cell>
          <table:table-cell office:value-type="float" office:value="4.690844471" calcext:value-type="float">
            <text:p>4.690844471</text:p>
          </table:table-cell>
          <table:table-cell office:value-type="float" office:value="4.69523175" calcext:value-type="float">
            <text:p>4.69523175</text:p>
          </table:table-cell>
          <table:table-cell office:value-type="float" office:value="4.20624019699175" calcext:value-type="float">
            <text:p>4.20624019699175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5.18607141502804" calcext:value-type="float">
            <text:p>5.18607141502804</text:p>
          </table:table-cell>
          <table:table-cell office:value-type="float" office:value="0.00301013454341654" calcext:value-type="float">
            <text:p>0.00301013454341654</text:p>
          </table:table-cell>
          <table:table-cell office:value-type="float" office:value="5.177980627" calcext:value-type="float">
            <text:p>5.177980627</text:p>
          </table:table-cell>
          <table:table-cell office:value-type="float" office:value="5.18397617625" calcext:value-type="float">
            <text:p>5.18397617625</text:p>
          </table:table-cell>
          <table:table-cell office:value-type="float" office:value="5.1861064845" calcext:value-type="float">
            <text:p>5.1861064845</text:p>
          </table:table-cell>
          <table:table-cell office:value-type="float" office:value="5.18835071525" calcext:value-type="float">
            <text:p>5.18835071525</text:p>
          </table:table-cell>
          <table:table-cell office:value-type="float" office:value="5.194783902" calcext:value-type="float">
            <text:p>5.194783902</text:p>
          </table:table-cell>
          <table:table-cell office:value-type="float" office:value="3.72142830056076" calcext:value-type="float">
            <text:p>3.72142830056076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5.20626954801887" calcext:value-type="float">
            <text:p>5.20626954801887</text:p>
          </table:table-cell>
          <table:table-cell office:value-type="float" office:value="0.010299889503266" calcext:value-type="float">
            <text:p>0.010299889503266</text:p>
          </table:table-cell>
          <table:table-cell office:value-type="float" office:value="5.185116943" calcext:value-type="float">
            <text:p>5.185116943</text:p>
          </table:table-cell>
          <table:table-cell office:value-type="float" office:value="5.195707093" calcext:value-type="float">
            <text:p>5.195707093</text:p>
          </table:table-cell>
          <table:table-cell office:value-type="float" office:value="5.2099756315" calcext:value-type="float">
            <text:p>5.2099756315</text:p>
          </table:table-cell>
          <table:table-cell office:value-type="float" office:value="5.2153012435" calcext:value-type="float">
            <text:p>5.2153012435</text:p>
          </table:table-cell>
          <table:table-cell office:value-type="float" office:value="5.223781823" calcext:value-type="float">
            <text:p>5.223781823</text:p>
          </table:table-cell>
          <table:table-cell office:value-type="float" office:value="4.12539096037737" calcext:value-type="float">
            <text:p>4.12539096037737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5.19118629954359" calcext:value-type="float">
            <text:p>5.19118629954359</text:p>
          </table:table-cell>
          <table:table-cell office:value-type="float" office:value="0.00498967711741946" calcext:value-type="float">
            <text:p>0.00498967711741946</text:p>
          </table:table-cell>
          <table:table-cell office:value-type="float" office:value="5.178384092" calcext:value-type="float">
            <text:p>5.178384092</text:p>
          </table:table-cell>
          <table:table-cell office:value-type="float" office:value="5.1874642425" calcext:value-type="float">
            <text:p>5.1874642425</text:p>
          </table:table-cell>
          <table:table-cell office:value-type="float" office:value="5.191437879" calcext:value-type="float">
            <text:p>5.191437879</text:p>
          </table:table-cell>
          <table:table-cell office:value-type="float" office:value="5.194619371" calcext:value-type="float">
            <text:p>5.194619371</text:p>
          </table:table-cell>
          <table:table-cell office:value-type="float" office:value="5.203510391" calcext:value-type="float">
            <text:p>5.203510391</text:p>
          </table:table-cell>
          <table:table-cell office:value-type="float" office:value="3.8237259908718" calcext:value-type="float">
            <text:p>3.8237259908718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03" calcext:value-type="float">
            <text:p>203</text:p>
          </table:table-cell>
          <table:table-cell office:value-type="float" office:value="5.73019133639902" calcext:value-type="float">
            <text:p>5.73019133639902</text:p>
          </table:table-cell>
          <table:table-cell office:value-type="float" office:value="0.00259683980437513" calcext:value-type="float">
            <text:p>0.00259683980437513</text:p>
          </table:table-cell>
          <table:table-cell office:value-type="float" office:value="5.723604569" calcext:value-type="float">
            <text:p>5.723604569</text:p>
          </table:table-cell>
          <table:table-cell office:value-type="float" office:value="5.728293244" calcext:value-type="float">
            <text:p>5.728293244</text:p>
          </table:table-cell>
          <table:table-cell office:value-type="float" office:value="5.730064028" calcext:value-type="float">
            <text:p>5.730064028</text:p>
          </table:table-cell>
          <table:table-cell office:value-type="float" office:value="5.732238038" calcext:value-type="float">
            <text:p>5.732238038</text:p>
          </table:table-cell>
          <table:table-cell office:value-type="float" office:value="5.736183809" calcext:value-type="float">
            <text:p>5.736183809</text:p>
          </table:table-cell>
          <table:table-cell office:value-type="float" office:value="4.18529702543663" calcext:value-type="float">
            <text:p>4.18529702543663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6.26497307290576" calcext:value-type="float">
            <text:p>6.26497307290576</text:p>
          </table:table-cell>
          <table:table-cell office:value-type="float" office:value="0.00496758636483977" calcext:value-type="float">
            <text:p>0.00496758636483977</text:p>
          </table:table-cell>
          <table:table-cell office:value-type="float" office:value="6.254463936" calcext:value-type="float">
            <text:p>6.254463936</text:p>
          </table:table-cell>
          <table:table-cell office:value-type="float" office:value="6.2616773295" calcext:value-type="float">
            <text:p>6.2616773295</text:p>
          </table:table-cell>
          <table:table-cell office:value-type="float" office:value="6.264819765" calcext:value-type="float">
            <text:p>6.264819765</text:p>
          </table:table-cell>
          <table:table-cell office:value-type="float" office:value="6.2678237165" calcext:value-type="float">
            <text:p>6.2678237165</text:p>
          </table:table-cell>
          <table:table-cell office:value-type="float" office:value="6.277177588" calcext:value-type="float">
            <text:p>6.277177588</text:p>
          </table:table-cell>
          <table:table-cell office:value-type="float" office:value="4.41621788176268" calcext:value-type="float">
            <text:p>4.41621788176268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6.28813253957754" calcext:value-type="float">
            <text:p>6.28813253957754</text:p>
          </table:table-cell>
          <table:table-cell office:value-type="float" office:value="0.0117629194686139" calcext:value-type="float">
            <text:p>0.0117629194686139</text:p>
          </table:table-cell>
          <table:table-cell office:value-type="float" office:value="6.254397804" calcext:value-type="float">
            <text:p>6.254397804</text:p>
          </table:table-cell>
          <table:table-cell office:value-type="float" office:value="6.2772369365" calcext:value-type="float">
            <text:p>6.2772369365</text:p>
          </table:table-cell>
          <table:table-cell office:value-type="float" office:value="6.292584887" calcext:value-type="float">
            <text:p>6.292584887</text:p>
          </table:table-cell>
          <table:table-cell office:value-type="float" office:value="6.2972192325" calcext:value-type="float">
            <text:p>6.2972192325</text:p>
          </table:table-cell>
          <table:table-cell office:value-type="float" office:value="6.312309439" calcext:value-type="float">
            <text:p>6.312309439</text:p>
          </table:table-cell>
          <table:table-cell office:value-type="float" office:value="4.802208992959" calcext:value-type="float">
            <text:p>4.802208992959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  <table:table-cell office:value-type="float" office:value="6.27126850805046" calcext:value-type="float">
            <text:p>6.27126850805046</text:p>
          </table:table-cell>
          <table:table-cell office:value-type="float" office:value="0.00714763340186199" calcext:value-type="float">
            <text:p>0.00714763340186199</text:p>
          </table:table-cell>
          <table:table-cell office:value-type="float" office:value="6.24992306" calcext:value-type="float">
            <text:p>6.24992306</text:p>
          </table:table-cell>
          <table:table-cell office:value-type="float" office:value="6.266751237" calcext:value-type="float">
            <text:p>6.266751237</text:p>
          </table:table-cell>
          <table:table-cell office:value-type="float" office:value="6.271455827" calcext:value-type="float">
            <text:p>6.271455827</text:p>
          </table:table-cell>
          <table:table-cell office:value-type="float" office:value="6.2760793155" calcext:value-type="float">
            <text:p>6.2760793155</text:p>
          </table:table-cell>
          <table:table-cell office:value-type="float" office:value="6.287767611" calcext:value-type="float">
            <text:p>6.287767611</text:p>
          </table:table-cell>
          <table:table-cell office:value-type="float" office:value="4.52114180084099" calcext:value-type="float">
            <text:p>4.52114180084099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01" calcext:value-type="float">
            <text:p>201</text:p>
          </table:table-cell>
          <table:table-cell office:value-type="float" office:value="6.75974412120398" calcext:value-type="float">
            <text:p>6.75974412120398</text:p>
          </table:table-cell>
          <table:table-cell office:value-type="float" office:value="0.00676527213454632" calcext:value-type="float">
            <text:p>0.00676527213454632</text:p>
          </table:table-cell>
          <table:table-cell office:value-type="float" office:value="6.742282632" calcext:value-type="float">
            <text:p>6.742282632</text:p>
          </table:table-cell>
          <table:table-cell office:value-type="float" office:value="6.755377151" calcext:value-type="float">
            <text:p>6.755377151</text:p>
          </table:table-cell>
          <table:table-cell office:value-type="float" office:value="6.759820037" calcext:value-type="float">
            <text:p>6.759820037</text:p>
          </table:table-cell>
          <table:table-cell office:value-type="float" office:value="6.764319317" calcext:value-type="float">
            <text:p>6.764319317</text:p>
          </table:table-cell>
          <table:table-cell office:value-type="float" office:value="6.776319097" calcext:value-type="float">
            <text:p>6.776319097</text:p>
          </table:table-cell>
          <table:table-cell office:value-type="float" office:value="3.99606340313814" calcext:value-type="float">
            <text:p>3.99606340313814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7.29976686223762" calcext:value-type="float">
            <text:p>7.29976686223762</text:p>
          </table:table-cell>
          <table:table-cell office:value-type="float" office:value="0.00718014735594894" calcext:value-type="float">
            <text:p>0.00718014735594894</text:p>
          </table:table-cell>
          <table:table-cell office:value-type="float" office:value="7.286826615" calcext:value-type="float">
            <text:p>7.286826615</text:p>
          </table:table-cell>
          <table:table-cell office:value-type="float" office:value="7.2955859795" calcext:value-type="float">
            <text:p>7.2955859795</text:p>
          </table:table-cell>
          <table:table-cell office:value-type="float" office:value="7.2994685525" calcext:value-type="float">
            <text:p>7.2994685525</text:p>
          </table:table-cell>
          <table:table-cell office:value-type="float" office:value="7.30253079525" calcext:value-type="float">
            <text:p>7.30253079525</text:p>
          </table:table-cell>
          <table:table-cell office:value-type="float" office:value="7.346148801" calcext:value-type="float">
            <text:p>7.346148801</text:p>
          </table:table-cell>
          <table:table-cell office:value-type="float" office:value="4.28238374625176" calcext:value-type="float">
            <text:p>4.28238374625176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float" office:value="7.27455794633333" calcext:value-type="float">
            <text:p>7.27455794633333</text:p>
          </table:table-cell>
          <table:table-cell office:value-type="float" office:value="0.00605299197971183" calcext:value-type="float">
            <text:p>0.00605299197971183</text:p>
          </table:table-cell>
          <table:table-cell office:value-type="float" office:value="7.255204993" calcext:value-type="float">
            <text:p>7.255204993</text:p>
          </table:table-cell>
          <table:table-cell office:value-type="float" office:value="7.270523706" calcext:value-type="float">
            <text:p>7.270523706</text:p>
          </table:table-cell>
          <table:table-cell office:value-type="float" office:value="7.2743312325" calcext:value-type="float">
            <text:p>7.2743312325</text:p>
          </table:table-cell>
          <table:table-cell office:value-type="float" office:value="7.27851943675" calcext:value-type="float">
            <text:p>7.27851943675</text:p>
          </table:table-cell>
          <table:table-cell office:value-type="float" office:value="7.296559086" calcext:value-type="float">
            <text:p>7.296559086</text:p>
          </table:table-cell>
          <table:table-cell office:value-type="float" office:value="3.92225637619046" calcext:value-type="float">
            <text:p>3.92225637619046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7.22915403964532" calcext:value-type="float">
            <text:p>7.22915403964532</text:p>
          </table:table-cell>
          <table:table-cell office:value-type="float" office:value="0.0175849087063458" calcext:value-type="float">
            <text:p>0.0175849087063458</text:p>
          </table:table-cell>
          <table:table-cell office:value-type="float" office:value="7.18679449" calcext:value-type="float">
            <text:p>7.18679449</text:p>
          </table:table-cell>
          <table:table-cell office:value-type="float" office:value="7.22090325" calcext:value-type="float">
            <text:p>7.22090325</text:p>
          </table:table-cell>
          <table:table-cell office:value-type="float" office:value="7.228319074" calcext:value-type="float">
            <text:p>7.228319074</text:p>
          </table:table-cell>
          <table:table-cell office:value-type="float" office:value="7.234006489" calcext:value-type="float">
            <text:p>7.234006489</text:p>
          </table:table-cell>
          <table:table-cell office:value-type="float" office:value="7.29552761" calcext:value-type="float">
            <text:p>7.29552761</text:p>
          </table:table-cell>
          <table:table-cell office:value-type="float" office:value="3.27362913779029" calcext:value-type="float">
            <text:p>3.27362913779029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7.31405322781553" calcext:value-type="float">
            <text:p>7.31405322781553</text:p>
          </table:table-cell>
          <table:table-cell office:value-type="float" office:value="0.0134780180742734" calcext:value-type="float">
            <text:p>0.0134780180742734</text:p>
          </table:table-cell>
          <table:table-cell office:value-type="float" office:value="7.279781924" calcext:value-type="float">
            <text:p>7.279781924</text:p>
          </table:table-cell>
          <table:table-cell office:value-type="float" office:value="7.3062936915" calcext:value-type="float">
            <text:p>7.3062936915</text:p>
          </table:table-cell>
          <table:table-cell office:value-type="float" office:value="7.313596261" calcext:value-type="float">
            <text:p>7.313596261</text:p>
          </table:table-cell>
          <table:table-cell office:value-type="float" office:value="7.3230455545" calcext:value-type="float">
            <text:p>7.3230455545</text:p>
          </table:table-cell>
          <table:table-cell office:value-type="float" office:value="7.354328907" calcext:value-type="float">
            <text:p>7.354328907</text:p>
          </table:table-cell>
          <table:table-cell office:value-type="float" office:value="4.48647468307906" calcext:value-type="float">
            <text:p>4.48647468307906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7.14057782462366" calcext:value-type="float">
            <text:p>7.14057782462366</text:p>
          </table:table-cell>
          <table:table-cell office:value-type="float" office:value="0.047875164411747" calcext:value-type="float">
            <text:p>0.047875164411747</text:p>
          </table:table-cell>
          <table:table-cell office:value-type="float" office:value="7.094245173" calcext:value-type="float">
            <text:p>7.094245173</text:p>
          </table:table-cell>
          <table:table-cell office:value-type="float" office:value="7.121118712" calcext:value-type="float">
            <text:p>7.121118712</text:p>
          </table:table-cell>
          <table:table-cell office:value-type="float" office:value="7.135181102" calcext:value-type="float">
            <text:p>7.135181102</text:p>
          </table:table-cell>
          <table:table-cell office:value-type="float" office:value="7.15014405375" calcext:value-type="float">
            <text:p>7.15014405375</text:p>
          </table:table-cell>
          <table:table-cell office:value-type="float" office:value="7.587170631" calcext:value-type="float">
            <text:p>7.587170631</text:p>
          </table:table-cell>
          <table:table-cell office:value-type="float" office:value="2.0082546374808" calcext:value-type="float">
            <text:p>2.0082546374808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7" calcext:value-type="float">
            <text:p>207</text:p>
          </table:table-cell>
          <table:table-cell office:value-type="float" office:value="7.85939006230918" calcext:value-type="float">
            <text:p>7.85939006230918</text:p>
          </table:table-cell>
          <table:table-cell office:value-type="float" office:value="0.0110901641127783" calcext:value-type="float">
            <text:p>0.0110901641127783</text:p>
          </table:table-cell>
          <table:table-cell office:value-type="float" office:value="7.832694794" calcext:value-type="float">
            <text:p>7.832694794</text:p>
          </table:table-cell>
          <table:table-cell office:value-type="float" office:value="7.852774019" calcext:value-type="float">
            <text:p>7.852774019</text:p>
          </table:table-cell>
          <table:table-cell office:value-type="float" office:value="7.860508163" calcext:value-type="float">
            <text:p>7.860508163</text:p>
          </table:table-cell>
          <table:table-cell office:value-type="float" office:value="7.8659450285" calcext:value-type="float">
            <text:p>7.8659450285</text:p>
          </table:table-cell>
          <table:table-cell office:value-type="float" office:value="7.901469034" calcext:value-type="float">
            <text:p>7.901469034</text:p>
          </table:table-cell>
          <table:table-cell office:value-type="float" office:value="4.79186749745572" calcext:value-type="float">
            <text:p>4.79186749745572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8.37856553109596" calcext:value-type="float">
            <text:p>8.37856553109596</text:p>
          </table:table-cell>
          <table:table-cell office:value-type="float" office:value="0.0173228441531292" calcext:value-type="float">
            <text:p>0.0173228441531292</text:p>
          </table:table-cell>
          <table:table-cell office:value-type="float" office:value="8.321336394" calcext:value-type="float">
            <text:p>8.321336394</text:p>
          </table:table-cell>
          <table:table-cell office:value-type="float" office:value="8.37004586575" calcext:value-type="float">
            <text:p>8.37004586575</text:p>
          </table:table-cell>
          <table:table-cell office:value-type="float" office:value="8.381082425" calcext:value-type="float">
            <text:p>8.381082425</text:p>
          </table:table-cell>
          <table:table-cell office:value-type="float" office:value="8.3905988335" calcext:value-type="float">
            <text:p>8.3905988335</text:p>
          </table:table-cell>
          <table:table-cell office:value-type="float" office:value="8.410364836" calcext:value-type="float">
            <text:p>8.410364836</text:p>
          </table:table-cell>
          <table:table-cell office:value-type="float" office:value="4.7320691386995" calcext:value-type="float">
            <text:p>4.7320691386995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8.37254495525822" calcext:value-type="float">
            <text:p>8.37254495525822</text:p>
          </table:table-cell>
          <table:table-cell office:value-type="float" office:value="0.0227444111660808" calcext:value-type="float">
            <text:p>0.0227444111660808</text:p>
          </table:table-cell>
          <table:table-cell office:value-type="float" office:value="8.317134129" calcext:value-type="float">
            <text:p>8.317134129</text:p>
          </table:table-cell>
          <table:table-cell office:value-type="float" office:value="8.361229995" calcext:value-type="float">
            <text:p>8.361229995</text:p>
          </table:table-cell>
          <table:table-cell office:value-type="float" office:value="8.369150129" calcext:value-type="float">
            <text:p>8.369150129</text:p>
          </table:table-cell>
          <table:table-cell office:value-type="float" office:value="8.377586572" calcext:value-type="float">
            <text:p>8.377586572</text:p>
          </table:table-cell>
          <table:table-cell office:value-type="float" office:value="8.45701247" calcext:value-type="float">
            <text:p>8.45701247</text:p>
          </table:table-cell>
          <table:table-cell office:value-type="float" office:value="4.65681194072771" calcext:value-type="float">
            <text:p>4.65681194072771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8.26580509573822" calcext:value-type="float">
            <text:p>8.26580509573822</text:p>
          </table:table-cell>
          <table:table-cell office:value-type="float" office:value="0.015893455979414" calcext:value-type="float">
            <text:p>0.015893455979414</text:p>
          </table:table-cell>
          <table:table-cell office:value-type="float" office:value="8.232034696" calcext:value-type="float">
            <text:p>8.232034696</text:p>
          </table:table-cell>
          <table:table-cell office:value-type="float" office:value="8.255494609" calcext:value-type="float">
            <text:p>8.255494609</text:p>
          </table:table-cell>
          <table:table-cell office:value-type="float" office:value="8.263908636" calcext:value-type="float">
            <text:p>8.263908636</text:p>
          </table:table-cell>
          <table:table-cell office:value-type="float" office:value="8.2720123115" calcext:value-type="float">
            <text:p>8.2720123115</text:p>
          </table:table-cell>
          <table:table-cell office:value-type="float" office:value="8.311698528" calcext:value-type="float">
            <text:p>8.311698528</text:p>
          </table:table-cell>
          <table:table-cell office:value-type="float" office:value="3.32256369672774" calcext:value-type="float">
            <text:p>3.32256369672774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.27728683346907" calcext:value-type="float">
            <text:p>8.27728683346907</text:p>
          </table:table-cell>
          <table:table-cell office:value-type="float" office:value="0.0142479147241064" calcext:value-type="float">
            <text:p>0.0142479147241064</text:p>
          </table:table-cell>
          <table:table-cell office:value-type="float" office:value="8.236030881" calcext:value-type="float">
            <text:p>8.236030881</text:p>
          </table:table-cell>
          <table:table-cell office:value-type="float" office:value="8.2693167175" calcext:value-type="float">
            <text:p>8.2693167175</text:p>
          </table:table-cell>
          <table:table-cell office:value-type="float" office:value="8.275837166" calcext:value-type="float">
            <text:p>8.275837166</text:p>
          </table:table-cell>
          <table:table-cell office:value-type="float" office:value="8.285231421" calcext:value-type="float">
            <text:p>8.285231421</text:p>
          </table:table-cell>
          <table:table-cell office:value-type="float" office:value="8.330400168" calcext:value-type="float">
            <text:p>8.330400168</text:p>
          </table:table-cell>
          <table:table-cell office:value-type="float" office:value="3.4660854183634" calcext:value-type="float">
            <text:p>3.4660854183634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8.28993958382759" calcext:value-type="float">
            <text:p>8.28993958382759</text:p>
          </table:table-cell>
          <table:table-cell office:value-type="float" office:value="0.0153994593570607" calcext:value-type="float">
            <text:p>0.0153994593570607</text:p>
          </table:table-cell>
          <table:table-cell office:value-type="float" office:value="8.250678022" calcext:value-type="float">
            <text:p>8.250678022</text:p>
          </table:table-cell>
          <table:table-cell office:value-type="float" office:value="8.2780810485" calcext:value-type="float">
            <text:p>8.2780810485</text:p>
          </table:table-cell>
          <table:table-cell office:value-type="float" office:value="8.290677831" calcext:value-type="float">
            <text:p>8.290677831</text:p>
          </table:table-cell>
          <table:table-cell office:value-type="float" office:value="8.2987463505" calcext:value-type="float">
            <text:p>8.2987463505</text:p>
          </table:table-cell>
          <table:table-cell office:value-type="float" office:value="8.325362889" calcext:value-type="float">
            <text:p>8.325362889</text:p>
          </table:table-cell>
          <table:table-cell office:value-type="float" office:value="3.62424479784482" calcext:value-type="float">
            <text:p>3.62424479784482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04" calcext:value-type="float">
            <text:p>204</text:p>
          </table:table-cell>
          <table:table-cell office:value-type="float" office:value="8.80057806393627" calcext:value-type="float">
            <text:p>8.80057806393627</text:p>
          </table:table-cell>
          <table:table-cell office:value-type="float" office:value="0.0108819050074877" calcext:value-type="float">
            <text:p>0.0108819050074877</text:p>
          </table:table-cell>
          <table:table-cell office:value-type="float" office:value="8.768850491" calcext:value-type="float">
            <text:p>8.768850491</text:p>
          </table:table-cell>
          <table:table-cell office:value-type="float" office:value="8.79360224425" calcext:value-type="float">
            <text:p>8.79360224425</text:p>
          </table:table-cell>
          <table:table-cell office:value-type="float" office:value="8.800372173" calcext:value-type="float">
            <text:p>8.800372173</text:p>
          </table:table-cell>
          <table:table-cell office:value-type="float" office:value="8.80643538775" calcext:value-type="float">
            <text:p>8.80643538775</text:p>
          </table:table-cell>
          <table:table-cell office:value-type="float" office:value="8.83484035" calcext:value-type="float">
            <text:p>8.83484035</text:p>
          </table:table-cell>
          <table:table-cell office:value-type="float" office:value="3.53621251689733" calcext:value-type="float">
            <text:p>3.53621251689733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9.45292063368657" calcext:value-type="float">
            <text:p>9.45292063368657</text:p>
          </table:table-cell>
          <table:table-cell office:value-type="float" office:value="0.0114184611221072" calcext:value-type="float">
            <text:p>0.0114184611221072</text:p>
          </table:table-cell>
          <table:table-cell office:value-type="float" office:value="9.428848813" calcext:value-type="float">
            <text:p>9.428848813</text:p>
          </table:table-cell>
          <table:table-cell office:value-type="float" office:value="9.443559386" calcext:value-type="float">
            <text:p>9.443559386</text:p>
          </table:table-cell>
          <table:table-cell office:value-type="float" office:value="9.452742504" calcext:value-type="float">
            <text:p>9.452742504</text:p>
          </table:table-cell>
          <table:table-cell office:value-type="float" office:value="9.46192538" calcext:value-type="float">
            <text:p>9.46192538</text:p>
          </table:table-cell>
          <table:table-cell office:value-type="float" office:value="9.478666512" calcext:value-type="float">
            <text:p>9.478666512</text:p>
          </table:table-cell>
          <table:table-cell office:value-type="float" office:value="5.0324514854063" calcext:value-type="float">
            <text:p>5.032451485406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09:36:03.888832539</meta:creation-date>
    <meta:generator>LibreOffice/7.3.7.2$Linux_X86_64 LibreOffice_project/30$Build-2</meta:generator>
    <dc:date>2023-07-20T11:38:28.785229253</dc:date>
    <meta:editing-duration>PT13M49S</meta:editing-duration>
    <meta:editing-cycles>3</meta:editing-cycles>
    <meta:document-statistic meta:table-count="1" meta:cell-count="137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54cm" svg:height="21.941cm" xlink:href=".." xlink:type="simple" chart:class="chart:scatter" chart:style-name="ch1">
        <chart:title svg:x="8.438cm" svg:y="0.574cm" chart:style-name="ch2">
          <text:p>ortho dark</text:p>
        </chart:title>
        <chart:legend chart:legend-position="end" svg:x="17.452cm" svg:y="10.422cm" style:legend-expansion="high" chart:style-name="ch3"/>
        <chart:plot-area chart:style-name="ch4" table:cell-range-address="Sheet1.B2:Sheet1.B28 Sheet1.B62:Sheet1.B88 Sheet1.D62:Sheet1.D88" chart:data-source-has-labels="row" svg:x="1.392cm" svg:y="1.791cm" svg:width="15.679cm" svg:height="18.731cm">
          <chart:coordinate-region svg:x="1.538cm" svg:y="1.99cm" svg:width="15.346cm" svg:height="17.885cm"/>
          <chart:axis chart:dimension="x" chart:name="primary-x" chart:style-name="ch5">
            <chart:title svg:x="8.962cm" svg:y="20.96cm" chart:style-name="ch6">
              <text:p>[m]</text:p>
            </chart:title>
          </chart:axis>
          <chart:axis chart:dimension="y" chart:name="primary-y" chart:style-name="ch7">
            <chart:title svg:x="0.451cm" svg:y="11.425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2:Sheet1.D88" loext:label-string="meas" chart:class="chart:scatter">
            <chart:domain table:cell-range-address="Sheet1.D2:Sheet1.D28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2.27031411388083">
                <text:p>2.27031411388083</text:p>
                <draw:g>
                  <svg:desc>Sheet1.D2:Sheet1.D28</svg:desc>
                </draw:g>
              </table:table-cell>
              <table:table-cell office:value-type="float" office:value="3.12848876831088">
                <text:p>3.12848876831088</text:p>
                <draw:g>
                  <svg:desc>Sheet1.D62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.6396405137109">
                <text:p>2.6396405137109</text:p>
              </table:table-cell>
              <table:table-cell office:value-type="float" office:value="3.64805066554976">
                <text:p>3.64805066554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00521732178205">
                <text:p>3.00521732178205</text:p>
              </table:table-cell>
              <table:table-cell office:value-type="float" office:value="4.15752509838462">
                <text:p>4.157525098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99511161238">
                <text:p>3.99511161238</text:p>
              </table:table-cell>
              <table:table-cell office:value-type="float" office:value="4.11009496921">
                <text:p>4.11009496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1.93535206559091">
                <text:p>1.93535206559091</text:p>
              </table:table-cell>
              <table:table-cell office:value-type="float" office:value="4.09659207498636">
                <text:p>4.09659207498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38445240268559">
                <text:p>3.38445240268559</text:p>
              </table:table-cell>
              <table:table-cell office:value-type="float" office:value="4.68928080886463">
                <text:p>4.68928080886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.73649239008879">
                <text:p>3.73649239008879</text:p>
              </table:table-cell>
              <table:table-cell office:value-type="float" office:value="5.18607141502804">
                <text:p>5.18607141502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78271304143868">
                <text:p>4.78271304143868</text:p>
              </table:table-cell>
              <table:table-cell office:value-type="float" office:value="5.20626954801887">
                <text:p>5.20626954801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2.70779594801538">
                <text:p>2.70779594801538</text:p>
              </table:table-cell>
              <table:table-cell office:value-type="float" office:value="5.19118629954359">
                <text:p>5.1911862995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12450305983744">
                <text:p>4.12450305983744</text:p>
              </table:table-cell>
              <table:table-cell office:value-type="float" office:value="5.73019133639902">
                <text:p>5.73019133639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50768994184817">
                <text:p>4.50768994184817</text:p>
              </table:table-cell>
              <table:table-cell office:value-type="float" office:value="6.26497307290576">
                <text:p>6.2649730729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5630516616738">
                <text:p>5.5630516616738</text:p>
              </table:table-cell>
              <table:table-cell office:value-type="float" office:value="6.28813253957754">
                <text:p>6.28813253957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3.4678749650367">
                <text:p>3.4678749650367</text:p>
              </table:table-cell>
              <table:table-cell office:value-type="float" office:value="6.27126850805046">
                <text:p>6.27126850805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4.85815947209453">
                <text:p>4.85815947209453</text:p>
              </table:table-cell>
              <table:table-cell office:value-type="float" office:value="6.75974412120398">
                <text:p>6.75974412120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.24238446520792">
                <text:p>5.24238446520792</text:p>
              </table:table-cell>
              <table:table-cell office:value-type="float" office:value="7.29976686223762">
                <text:p>7.29976686223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25182236562381">
                <text:p>6.25182236562381</text:p>
              </table:table-cell>
              <table:table-cell office:value-type="float" office:value="7.27455794633333">
                <text:p>7.274557946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23801922458621">
                <text:p>7.23801922458621</text:p>
              </table:table-cell>
              <table:table-cell office:value-type="float" office:value="7.22915403964532">
                <text:p>7.22915403964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4.21221970002427">
                <text:p>4.21221970002427</text:p>
              </table:table-cell>
              <table:table-cell office:value-type="float" office:value="7.31405322781553">
                <text:p>7.31405322781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3.09941600745161">
                <text:p>3.09941600745161</text:p>
              </table:table-cell>
              <table:table-cell office:value-type="float" office:value="7.14057782462366">
                <text:p>7.1405778246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.6461294066087">
                <text:p>5.6461294066087</text:p>
              </table:table-cell>
              <table:table-cell office:value-type="float" office:value="7.85939006230918">
                <text:p>7.85939006230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.01057516772727">
                <text:p>6.01057516772727</text:p>
              </table:table-cell>
              <table:table-cell office:value-type="float" office:value="8.37856553109596">
                <text:p>8.3785655310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04004016360094">
                <text:p>7.04004016360094</text:p>
              </table:table-cell>
              <table:table-cell office:value-type="float" office:value="8.37254495525822">
                <text:p>8.37254495525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98796570045026">
                <text:p>7.98796570045026</text:p>
              </table:table-cell>
              <table:table-cell office:value-type="float" office:value="8.26580509573822">
                <text:p>8.26580509573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4.90839721298969">
                <text:p>4.90839721298969</text:p>
              </table:table-cell>
              <table:table-cell office:value-type="float" office:value="8.27728683346907">
                <text:p>8.2772868334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3.90137813490148">
                <text:p>3.90137813490148</text:p>
              </table:table-cell>
              <table:table-cell office:value-type="float" office:value="8.28993958382759">
                <text:p>8.28993958382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31406312379902">
                <text:p>6.31406312379902</text:p>
              </table:table-cell>
              <table:table-cell office:value-type="float" office:value="8.80057806393627">
                <text:p>8.80057806393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.77279427187065">
                <text:p>6.77279427187065</text:p>
              </table:table-cell>
              <table:table-cell office:value-type="float" office:value="9.45292063368657">
                <text:p>9.45292063368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55cm" svg:y="0.316cm" chart:style-name="ch2">
          <text:p>z std ortho dark</text:p>
        </chart:title>
        <chart:plot-area chart:style-name="ch3" table:cell-range-address="Sheet1.B62:Sheet1.B88 Sheet1.E62:Sheet1.E88" svg:x="1.33cm" svg:y="1.275cm" svg:width="14.349cm" svg:height="6.569cm">
          <chart:coordinate-region svg:x="2.242cm" svg:y="1.474cm" svg:width="13.2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62:Sheet1.E8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116572590545516">
                <text:p>0.00116572590545516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118870330699962">
                <text:p>0.0011887033069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93205789768695">
                <text:p>0.0019320578976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87324488950742">
                <text:p>0.00487324488950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344443633578888">
                <text:p>0.00344443633578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232974411875372">
                <text:p>0.00232974411875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301013454341654">
                <text:p>0.00301013454341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10299889503266">
                <text:p>0.010299889503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498967711741946">
                <text:p>0.00498967711741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259683980437513">
                <text:p>0.00259683980437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496758636483977">
                <text:p>0.00496758636483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17629194686139">
                <text:p>0.0117629194686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714763340186199">
                <text:p>0.00714763340186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676527213454632">
                <text:p>0.00676527213454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718014735594894">
                <text:p>0.0071801473559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605299197971183">
                <text:p>0.00605299197971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175849087063458">
                <text:p>0.0175849087063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134780180742734">
                <text:p>0.013478018074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47875164411747">
                <text:p>0.047875164411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110901641127783">
                <text:p>0.0110901641127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173228441531292">
                <text:p>0.0173228441531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227444111660808">
                <text:p>0.0227444111660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15893455979414">
                <text:p>0.015893455979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142479147241064">
                <text:p>0.0142479147241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153994593570607">
                <text:p>0.0153994593570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108819050074877">
                <text:p>0.0108819050074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14184611221072">
                <text:p>0.0114184611221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55cm" svg:y="0.316cm" chart:style-name="ch2">
          <text:p>x std ortho dark</text:p>
        </chart:title>
        <chart:plot-area chart:style-name="ch3" table:cell-range-address="Sheet1.B62:Sheet1.B88 Sheet1.E2:Sheet1.E28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000848737400875352">
                <text:p>0.000848737400875352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876035123593462">
                <text:p>0.000876035123593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38119436125512">
                <text:p>0.00138119436125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74998667602782">
                <text:p>0.00474998667602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62723862913762">
                <text:p>0.0016272386291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67972531272825">
                <text:p>0.00167972531272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16566711372888">
                <text:p>0.00216566711372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93793989021345">
                <text:p>0.0093793989021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26061300767569">
                <text:p>0.0026061300767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187311910823644">
                <text:p>0.00187311910823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355790984821504">
                <text:p>0.00355790984821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07247622702226">
                <text:p>0.0107247622702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395581810981243">
                <text:p>0.00395581810981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486208768648987">
                <text:p>0.00486208768648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515522936609593">
                <text:p>0.00515522936609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523175646050743">
                <text:p>0.00523175646050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176792915630993">
                <text:p>0.0176792915630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766388111400536">
                <text:p>0.00766388111400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207611945849416">
                <text:p>0.0207611945849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790157757953213">
                <text:p>0.00790157757953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125874149487403">
                <text:p>0.0125874149487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194093568156884">
                <text:p>0.0194093568156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153693021694286">
                <text:p>0.0153693021694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0845815457099118">
                <text:p>0.00845815457099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720720421687188">
                <text:p>0.00720720421687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778225753570477">
                <text:p>0.007782257535704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824308840291181">
                <text:p>0.008243088402911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2:Sheet1.E88" chart:error-lower-range="Sheet1.E62:Sheet1.E8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2:Sheet1.E88" chart:error-lower-range="Sheet1.E62:Sheet1.E88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2:Sheet1.E88" chart:error-lower-range="Sheet1.E62:Sheet1.E8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62:Sheet1.B88 Sheet1.K62:Sheet1.K88" svg:x="1.33cm" svg:y="1.275cm" svg:width="14.349cm" svg:height="6.57cm">
          <chart:coordinate-region svg:x="1.766cm" svg:y="1.475cm" svg:width="13.726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62:Sheet1.K88" chart:class="chart:scatter">
            <chart:domain table:cell-range-address="Sheet1.B62:Sheet1.B88"/>
            <chart:error-indicator chart:style-name="ch10" chart:dimension="y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4.28295894369604">
                <text:p>4.28295894369604</text:p>
                <draw:g>
                  <svg:desc>Sheet1.K62:Sheet1.K88</svg:desc>
                </draw:g>
              </table:table-cell>
              <table:table-cell office:value-type="float" office:value="0.00116572590545516">
                <text:p>0.00116572590545516</text:p>
                <draw:g>
                  <svg:desc>Sheet1.E62:Sheet1.E88</svg:desc>
                </draw:g>
              </table:table-cell>
              <table:table-cell office:value-type="float" office:value="0.00116572590545516">
                <text:p>0.00116572590545516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23001901570754">
                <text:p>4.23001901570754</text:p>
              </table:table-cell>
              <table:table-cell office:value-type="float" office:value="0.00118870330699962">
                <text:p>0.00118870330699962</text:p>
              </table:table-cell>
              <table:table-cell office:value-type="float" office:value="0.00118870330699962">
                <text:p>0.00118870330699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3812745961537">
                <text:p>3.93812745961537</text:p>
              </table:table-cell>
              <table:table-cell office:value-type="float" office:value="0.00193205789768695">
                <text:p>0.00193205789768695</text:p>
              </table:table-cell>
              <table:table-cell office:value-type="float" office:value="0.00193205789768695">
                <text:p>0.00193205789768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75237423024999">
                <text:p>2.75237423024999</text:p>
              </table:table-cell>
              <table:table-cell office:value-type="float" office:value="0.00487324488950742">
                <text:p>0.00487324488950742</text:p>
              </table:table-cell>
              <table:table-cell office:value-type="float" office:value="0.00487324488950742">
                <text:p>0.00487324488950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148018746591">
                <text:p>2.4148018746591</text:p>
              </table:table-cell>
              <table:table-cell office:value-type="float" office:value="0.00344443633578888">
                <text:p>0.00344443633578888</text:p>
              </table:table-cell>
              <table:table-cell office:value-type="float" office:value="0.00344443633578888">
                <text:p>0.00344443633578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20624019699175">
                <text:p>4.20624019699175</text:p>
              </table:table-cell>
              <table:table-cell office:value-type="float" office:value="0.00232974411875372">
                <text:p>0.00232974411875372</text:p>
              </table:table-cell>
              <table:table-cell office:value-type="float" office:value="0.00232974411875372">
                <text:p>0.00232974411875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72142830056076">
                <text:p>3.72142830056076</text:p>
              </table:table-cell>
              <table:table-cell office:value-type="float" office:value="0.00301013454341654">
                <text:p>0.00301013454341654</text:p>
              </table:table-cell>
              <table:table-cell office:value-type="float" office:value="0.00301013454341654">
                <text:p>0.00301013454341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12539096037737">
                <text:p>4.12539096037737</text:p>
              </table:table-cell>
              <table:table-cell office:value-type="float" office:value="0.010299889503266">
                <text:p>0.010299889503266</text:p>
              </table:table-cell>
              <table:table-cell office:value-type="float" office:value="0.010299889503266">
                <text:p>0.010299889503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.8237259908718">
                <text:p>3.8237259908718</text:p>
              </table:table-cell>
              <table:table-cell office:value-type="float" office:value="0.00498967711741946">
                <text:p>0.00498967711741946</text:p>
              </table:table-cell>
              <table:table-cell office:value-type="float" office:value="0.00498967711741946">
                <text:p>0.00498967711741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.18529702543663">
                <text:p>4.18529702543663</text:p>
              </table:table-cell>
              <table:table-cell office:value-type="float" office:value="0.00259683980437513">
                <text:p>0.00259683980437513</text:p>
              </table:table-cell>
              <table:table-cell office:value-type="float" office:value="0.00259683980437513">
                <text:p>0.00259683980437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.41621788176268">
                <text:p>4.41621788176268</text:p>
              </table:table-cell>
              <table:table-cell office:value-type="float" office:value="0.00496758636483977">
                <text:p>0.00496758636483977</text:p>
              </table:table-cell>
              <table:table-cell office:value-type="float" office:value="0.00496758636483977">
                <text:p>0.00496758636483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802208992959">
                <text:p>4.802208992959</text:p>
              </table:table-cell>
              <table:table-cell office:value-type="float" office:value="0.0117629194686139">
                <text:p>0.0117629194686139</text:p>
              </table:table-cell>
              <table:table-cell office:value-type="float" office:value="0.0117629194686139">
                <text:p>0.0117629194686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.52114180084099">
                <text:p>4.52114180084099</text:p>
              </table:table-cell>
              <table:table-cell office:value-type="float" office:value="0.00714763340186199">
                <text:p>0.00714763340186199</text:p>
              </table:table-cell>
              <table:table-cell office:value-type="float" office:value="0.00714763340186199">
                <text:p>0.00714763340186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.99606340313814">
                <text:p>3.99606340313814</text:p>
              </table:table-cell>
              <table:table-cell office:value-type="float" office:value="0.00676527213454632">
                <text:p>0.00676527213454632</text:p>
              </table:table-cell>
              <table:table-cell office:value-type="float" office:value="0.00676527213454632">
                <text:p>0.00676527213454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28238374625176">
                <text:p>4.28238374625176</text:p>
              </table:table-cell>
              <table:table-cell office:value-type="float" office:value="0.00718014735594894">
                <text:p>0.00718014735594894</text:p>
              </table:table-cell>
              <table:table-cell office:value-type="float" office:value="0.00718014735594894">
                <text:p>0.00718014735594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.92225637619046">
                <text:p>3.92225637619046</text:p>
              </table:table-cell>
              <table:table-cell office:value-type="float" office:value="0.00605299197971183">
                <text:p>0.00605299197971183</text:p>
              </table:table-cell>
              <table:table-cell office:value-type="float" office:value="0.00605299197971183">
                <text:p>0.00605299197971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.27362913779029">
                <text:p>3.27362913779029</text:p>
              </table:table-cell>
              <table:table-cell office:value-type="float" office:value="0.0175849087063458">
                <text:p>0.0175849087063458</text:p>
              </table:table-cell>
              <table:table-cell office:value-type="float" office:value="0.0175849087063458">
                <text:p>0.0175849087063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.48647468307906">
                <text:p>4.48647468307906</text:p>
              </table:table-cell>
              <table:table-cell office:value-type="float" office:value="0.0134780180742734">
                <text:p>0.0134780180742734</text:p>
              </table:table-cell>
              <table:table-cell office:value-type="float" office:value="0.0134780180742734">
                <text:p>0.013478018074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.0082546374808">
                <text:p>2.0082546374808</text:p>
              </table:table-cell>
              <table:table-cell office:value-type="float" office:value="0.047875164411747">
                <text:p>0.047875164411747</text:p>
              </table:table-cell>
              <table:table-cell office:value-type="float" office:value="0.047875164411747">
                <text:p>0.047875164411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4.79186749745572">
                <text:p>4.79186749745572</text:p>
              </table:table-cell>
              <table:table-cell office:value-type="float" office:value="0.0110901641127783">
                <text:p>0.0110901641127783</text:p>
              </table:table-cell>
              <table:table-cell office:value-type="float" office:value="0.0110901641127783">
                <text:p>0.0110901641127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7320691386995">
                <text:p>4.7320691386995</text:p>
              </table:table-cell>
              <table:table-cell office:value-type="float" office:value="0.0173228441531292">
                <text:p>0.0173228441531292</text:p>
              </table:table-cell>
              <table:table-cell office:value-type="float" office:value="0.0173228441531292">
                <text:p>0.0173228441531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.65681194072771">
                <text:p>4.65681194072771</text:p>
              </table:table-cell>
              <table:table-cell office:value-type="float" office:value="0.0227444111660808">
                <text:p>0.0227444111660808</text:p>
              </table:table-cell>
              <table:table-cell office:value-type="float" office:value="0.0227444111660808">
                <text:p>0.0227444111660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3.32256369672774">
                <text:p>3.32256369672774</text:p>
              </table:table-cell>
              <table:table-cell office:value-type="float" office:value="0.015893455979414">
                <text:p>0.015893455979414</text:p>
              </table:table-cell>
              <table:table-cell office:value-type="float" office:value="0.015893455979414">
                <text:p>0.015893455979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3.4660854183634">
                <text:p>3.4660854183634</text:p>
              </table:table-cell>
              <table:table-cell office:value-type="float" office:value="0.0142479147241064">
                <text:p>0.0142479147241064</text:p>
              </table:table-cell>
              <table:table-cell office:value-type="float" office:value="0.0142479147241064">
                <text:p>0.0142479147241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3.62424479784482">
                <text:p>3.62424479784482</text:p>
              </table:table-cell>
              <table:table-cell office:value-type="float" office:value="0.0153994593570607">
                <text:p>0.0153994593570607</text:p>
              </table:table-cell>
              <table:table-cell office:value-type="float" office:value="0.0153994593570607">
                <text:p>0.0153994593570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3.53621251689733">
                <text:p>3.53621251689733</text:p>
              </table:table-cell>
              <table:table-cell office:value-type="float" office:value="0.0108819050074877">
                <text:p>0.0108819050074877</text:p>
              </table:table-cell>
              <table:table-cell office:value-type="float" office:value="0.0108819050074877">
                <text:p>0.0108819050074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5.0324514854063">
                <text:p>5.0324514854063</text:p>
              </table:table-cell>
              <table:table-cell office:value-type="float" office:value="0.0114184611221072">
                <text:p>0.0114184611221072</text:p>
              </table:table-cell>
              <table:table-cell office:value-type="float" office:value="0.0114184611221072">
                <text:p>0.0114184611221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69cm">
          <chart:coordinate-region svg:x="2.137cm" svg:y="1.474cm" svg:width="13.302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5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299.511161238">
                <text:p>299.511161238</text:p>
                <draw:g>
                  <svg:desc>Sheet1.W2:Sheet1.W15</svg:desc>
                </draw:g>
              </table:table-cell>
              <table:table-cell office:value-type="float" office:value="0.00474998667602782">
                <text:p>0.00474998667602782</text:p>
                <draw:g>
                  <svg:desc>Sheet1.Q2:Sheet1.Q15</svg:desc>
                </draw:g>
              </table:table-cell>
              <table:table-cell office:value-type="float" office:value="0.00474998667602782">
                <text:p>0.00474998667602782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00.521732178205">
                <text:p>400.521732178205</text:p>
              </table:table-cell>
              <table:table-cell office:value-type="float" office:value="0.00138119436125512">
                <text:p>0.00138119436125512</text:p>
              </table:table-cell>
              <table:table-cell office:value-type="float" office:value="0.00138119436125512">
                <text:p>0.00138119436125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70.779594801538">
                <text:p>170.779594801538</text:p>
              </table:table-cell>
              <table:table-cell office:value-type="float" office:value="0.0026061300767569">
                <text:p>0.0026061300767569</text:p>
              </table:table-cell>
              <table:table-cell office:value-type="float" office:value="0.0026061300767569">
                <text:p>0.0026061300767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78.271304143868">
                <text:p>578.271304143868</text:p>
              </table:table-cell>
              <table:table-cell office:value-type="float" office:value="0.0093793989021345">
                <text:p>0.0093793989021345</text:p>
              </table:table-cell>
              <table:table-cell office:value-type="float" office:value="0.0093793989021345">
                <text:p>0.0093793989021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56.30516616738">
                <text:p>456.30516616738</text:p>
              </table:table-cell>
              <table:table-cell office:value-type="float" office:value="0.0107247622702226">
                <text:p>0.0107247622702226</text:p>
              </table:table-cell>
              <table:table-cell office:value-type="float" office:value="0.0107247622702226">
                <text:p>0.010724762270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0.768994184817">
                <text:p>550.768994184817</text:p>
              </table:table-cell>
              <table:table-cell office:value-type="float" office:value="0.00355790984821504">
                <text:p>0.00355790984821504</text:p>
              </table:table-cell>
              <table:table-cell office:value-type="float" office:value="0.00355790984821504">
                <text:p>0.0035579098482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3.801922458621">
                <text:p>623.801922458621</text:p>
              </table:table-cell>
              <table:table-cell office:value-type="float" office:value="0.0176792915630993">
                <text:p>0.0176792915630993</text:p>
              </table:table-cell>
              <table:table-cell office:value-type="float" office:value="0.0176792915630993">
                <text:p>0.017679291563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2.59111828119">
                <text:p>212.59111828119</text:p>
              </table:table-cell>
              <table:table-cell office:value-type="float" office:value="0.00523175646050743">
                <text:p>0.00523175646050743</text:p>
              </table:table-cell>
              <table:table-cell office:value-type="float" office:value="0.00523175646050743">
                <text:p>0.00523175646050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21.221970002427">
                <text:p>521.221970002427</text:p>
              </table:table-cell>
              <table:table-cell office:value-type="float" office:value="0.00766388111400536">
                <text:p>0.00766388111400536</text:p>
              </table:table-cell>
              <table:table-cell office:value-type="float" office:value="0.00766388111400536">
                <text:p>0.00766388111400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62.119223260396">
                <text:p>362.119223260396</text:p>
              </table:table-cell>
              <table:table-cell office:value-type="float" office:value="0.00515522936609593">
                <text:p>0.00515522936609593</text:p>
              </table:table-cell>
              <table:table-cell office:value-type="float" office:value="0.00515522936609593">
                <text:p>0.00515522936609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90.839721298969">
                <text:p>390.839721298969</text:p>
              </table:table-cell>
              <table:table-cell office:value-type="float" office:value="0.00845815457099118">
                <text:p>0.00845815457099118</text:p>
              </table:table-cell>
              <table:table-cell office:value-type="float" office:value="0.00845815457099118">
                <text:p>0.00845815457099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5.0689067450739">
                <text:p>95.0689067450739</text:p>
              </table:table-cell>
              <table:table-cell office:value-type="float" office:value="0.00720720421687188">
                <text:p>0.00720720421687188</text:p>
              </table:table-cell>
              <table:table-cell office:value-type="float" office:value="0.00720720421687188">
                <text:p>0.00720720421687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04.004016360094">
                <text:p>804.004016360094</text:p>
              </table:table-cell>
              <table:table-cell office:value-type="float" office:value="0.0194093568156884">
                <text:p>0.0194093568156884</text:p>
              </table:table-cell>
              <table:table-cell office:value-type="float" office:value="0.0194093568156884">
                <text:p>0.0194093568156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00.528758386364">
                <text:p>400.528758386364</text:p>
              </table:table-cell>
              <table:table-cell office:value-type="float" office:value="0.0125874149487403">
                <text:p>0.0125874149487403</text:p>
              </table:table-cell>
              <table:table-cell office:value-type="float" office:value="0.0125874149487403">
                <text:p>0.01258741494874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07cm" svg:height="14.026cm" xlink:href=".." xlink:type="simple" chart:class="chart:scatter" chart:style-name="ch1">
        <chart:title svg:x="6.822cm" svg:y="0.416cm" chart:style-name="ch2">
          <text:p>fixed ortho dark</text:p>
        </chart:title>
        <chart:legend chart:legend-position="end" svg:x="15.305cm" svg:y="6.465cm" style:legend-expansion="high" chart:style-name="ch3"/>
        <chart:plot-area chart:style-name="ch4" table:cell-range-address="Sheet1.B2:Sheet1.B28 Sheet1.B62:Sheet1.B88 Sheet1.D62:Sheet1.D88" chart:data-source-has-labels="row" svg:x="1.349cm" svg:y="1.475cm" svg:width="13.618cm" svg:height="11.29cm">
          <chart:coordinate-region svg:x="1.64cm" svg:y="1.674cm" svg:width="13.087cm" svg:height="10.444cm"/>
          <chart:axis chart:dimension="x" chart:name="primary-x" chart:style-name="ch5">
            <chart:title svg:x="7.889cm" svg:y="13.045cm" chart:style-name="ch6">
              <text:p>[m]</text:p>
            </chart:title>
          </chart:axis>
          <chart:axis chart:dimension="y" chart:name="primary-y" chart:style-name="ch7">
            <chart:title svg:x="0.451cm" svg:y="7.389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2:Sheet1.D88" loext:label-string="meas" chart:class="chart:scatter">
            <chart:domain table:cell-range-address="Sheet1.AJ4:Sheet1.AJ30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J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-0.0362509522130821">
                <text:p>-0.0362509522130821</text:p>
                <draw:g>
                  <svg:desc>Sheet1.AJ4:Sheet1.AJ30</svg:desc>
                </draw:g>
              </table:table-cell>
              <table:table-cell office:value-type="float" office:value="3.12848876831088">
                <text:p>3.12848876831088</text:p>
                <draw:g>
                  <svg:desc>Sheet1.D62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499859633695414">
                <text:p>-0.0499859633695414</text:p>
              </table:table-cell>
              <table:table-cell office:value-type="float" office:value="3.64805066554976">
                <text:p>3.64805066554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600333035287033">
                <text:p>-0.0600333035287033</text:p>
              </table:table-cell>
              <table:table-cell office:value-type="float" office:value="4.15752509838462">
                <text:p>4.157525098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964830164565623">
                <text:p>0.964830164565623</text:p>
              </table:table-cell>
              <table:table-cell office:value-type="float" office:value="4.11009496921">
                <text:p>4.11009496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08497399915709">
                <text:p>-1.08497399915709</text:p>
              </table:table-cell>
              <table:table-cell office:value-type="float" office:value="4.09659207498636">
                <text:p>4.09659207498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728498604360213">
                <text:p>-0.0728498604360213</text:p>
              </table:table-cell>
              <table:table-cell office:value-type="float" office:value="4.68928080886463">
                <text:p>4.68928080886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87082518454153">
                <text:p>-0.087082518454153</text:p>
              </table:table-cell>
              <table:table-cell office:value-type="float" office:value="5.18607141502804">
                <text:p>5.18607141502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944246499456339">
                <text:p>0.944246499456339</text:p>
              </table:table-cell>
              <table:table-cell office:value-type="float" office:value="5.20626954801887">
                <text:p>5.20626954801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11955005092116">
                <text:p>-1.11955005092116</text:p>
              </table:table-cell>
              <table:table-cell office:value-type="float" office:value="5.19118629954359">
                <text:p>5.1911862995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100239343731439">
                <text:p>-0.100239343731439</text:p>
              </table:table-cell>
              <table:table-cell office:value-type="float" office:value="5.73019133639902">
                <text:p>5.73019133639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111335121101165">
                <text:p>-0.111335121101165</text:p>
              </table:table-cell>
              <table:table-cell office:value-type="float" office:value="6.26497307290576">
                <text:p>6.26497307290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926951639940664">
                <text:p>0.926951639940664</text:p>
              </table:table-cell>
              <table:table-cell office:value-type="float" office:value="6.28813253957754">
                <text:p>6.28813253957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15579158198242">
                <text:p>-1.15579158198242</text:p>
              </table:table-cell>
              <table:table-cell office:value-type="float" office:value="6.27126850805046">
                <text:p>6.27126850805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125649261257911">
                <text:p>-0.125649261257911</text:p>
              </table:table-cell>
              <table:table-cell office:value-type="float" office:value="6.75974412120398">
                <text:p>6.75974412120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139571003392987">
                <text:p>-0.139571003392987</text:p>
              </table:table-cell>
              <table:table-cell office:value-type="float" office:value="7.29976686223762">
                <text:p>7.29976686223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888452869064071">
                <text:p>0.888452869064071</text:p>
              </table:table-cell>
              <table:table-cell office:value-type="float" office:value="7.27455794633333">
                <text:p>7.274557946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90812501682774">
                <text:p>1.90812501682774</text:p>
              </table:table-cell>
              <table:table-cell office:value-type="float" office:value="7.22915403964532">
                <text:p>7.22915403964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18026878761677">
                <text:p>-1.18026878761677</text:p>
              </table:table-cell>
              <table:table-cell office:value-type="float" office:value="7.31405322781553">
                <text:p>7.31405322781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2.16517293045092">
                <text:p>-2.16517293045092</text:p>
              </table:table-cell>
              <table:table-cell office:value-type="float" office:value="7.14057782462366">
                <text:p>7.1405778246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14842377899078">
                <text:p>-0.14842377899078</text:p>
              </table:table-cell>
              <table:table-cell office:value-type="float" office:value="7.85939006230918">
                <text:p>7.85939006230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0.166754523770632">
                <text:p>-0.166754523770632</text:p>
              </table:table-cell>
              <table:table-cell office:value-type="float" office:value="8.37856553109596">
                <text:p>8.37856553109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867149308529672">
                <text:p>0.867149308529672</text:p>
              </table:table-cell>
              <table:table-cell office:value-type="float" office:value="8.37254495525822">
                <text:p>8.37254495525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9377176563725">
                <text:p>1.89377176563725</text:p>
              </table:table-cell>
              <table:table-cell office:value-type="float" office:value="8.26580509573822">
                <text:p>8.26580509573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19426195123897">
                <text:p>-1.19426195123897</text:p>
              </table:table-cell>
              <table:table-cell office:value-type="float" office:value="8.27728683346907">
                <text:p>8.2772868334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2.21060962026303">
                <text:p>-2.21060962026303</text:p>
              </table:table-cell>
              <table:table-cell office:value-type="float" office:value="8.28993958382759">
                <text:p>8.28993958382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0.174407005715809">
                <text:p>-0.174407005715809</text:p>
              </table:table-cell>
              <table:table-cell office:value-type="float" office:value="8.80057806393627">
                <text:p>8.80057806393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0.19663350011779">
                <text:p>-0.19663350011779</text:p>
              </table:table-cell>
              <table:table-cell office:value-type="float" office:value="9.45292063368657">
                <text:p>9.452920633686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AQ3:Sheet1.AQ16" chart:error-lower-range="Sheet1.AQ3:Sheet1.AQ1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AQ3:Sheet1.AQ16" chart:error-lower-range="Sheet1.AQ3:Sheet1.AQ16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AQ3:Sheet1.AQ16" chart:error-lower-range="Sheet1.AQ3:Sheet1.AQ1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14cm" svg:y="0.316cm" chart:style-name="ch2">
          <text:p>ortho dark error X fixed</text:p>
        </chart:title>
        <chart:plot-area chart:style-name="ch3" table:cell-range-address="Sheet1.M2:Sheet1.M15 Sheet1.AS3:Sheet1.AS16" svg:x="1.33cm" svg:y="1.275cm" svg:width="14.349cm" svg:height="6.569cm">
          <chart:coordinate-region svg:x="2.243cm" svg:y="1.474cm" svg:width="13.196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5.847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AS3:Sheet1.AS16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S</text:p>
              </table:table-cell>
              <table:table-cell office:value-type="string">
                <text:p>Column AQ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0.0351698354343766">
                <text:p>0.0351698354343766</text:p>
                <draw:g>
                  <svg:desc>Sheet1.AS3:Sheet1.AS16</svg:desc>
                </draw:g>
              </table:table-cell>
              <table:table-cell office:value-type="float" office:value="0.00474998667602782">
                <text:p>0.00474998667602782</text:p>
                <draw:g>
                  <svg:desc>Sheet1.AQ3:Sheet1.AQ16</svg:desc>
                </draw:g>
              </table:table-cell>
              <table:table-cell office:value-type="float" office:value="0.00474998667602782">
                <text:p>0.00474998667602782</text:p>
                <draw:g>
                  <svg:desc>Sheet1.AQ3:Sheet1.A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49739991570886">
                <text:p>0.0849739991570886</text:p>
              </table:table-cell>
              <table:table-cell office:value-type="float" office:value="0.00162723862913762">
                <text:p>0.00162723862913762</text:p>
              </table:table-cell>
              <table:table-cell office:value-type="float" office:value="0.00162723862913762">
                <text:p>0.00162723862913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557535005436609">
                <text:p>0.0557535005436609</text:p>
              </table:table-cell>
              <table:table-cell office:value-type="float" office:value="0.0093793989021345">
                <text:p>0.0093793989021345</text:p>
              </table:table-cell>
              <table:table-cell office:value-type="float" office:value="0.0093793989021345">
                <text:p>0.0093793989021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19550050921159">
                <text:p>0.119550050921159</text:p>
              </table:table-cell>
              <table:table-cell office:value-type="float" office:value="0.0026061300767569">
                <text:p>0.0026061300767569</text:p>
              </table:table-cell>
              <table:table-cell office:value-type="float" office:value="0.0026061300767569">
                <text:p>0.0026061300767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730483600593361">
                <text:p>0.0730483600593361</text:p>
              </table:table-cell>
              <table:table-cell office:value-type="float" office:value="0.0107247622702226">
                <text:p>0.0107247622702226</text:p>
              </table:table-cell>
              <table:table-cell office:value-type="float" office:value="0.0107247622702226">
                <text:p>0.010724762270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55791581982422">
                <text:p>0.155791581982422</text:p>
              </table:table-cell>
              <table:table-cell office:value-type="float" office:value="0.00395581810981243">
                <text:p>0.00395581810981243</text:p>
              </table:table-cell>
              <table:table-cell office:value-type="float" office:value="0.00395581810981243">
                <text:p>0.00395581810981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11547130935929">
                <text:p>0.111547130935929</text:p>
              </table:table-cell>
              <table:table-cell office:value-type="float" office:value="0.00523175646050743">
                <text:p>0.00523175646050743</text:p>
              </table:table-cell>
              <table:table-cell office:value-type="float" office:value="0.00523175646050743">
                <text:p>0.00523175646050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59374915861281">
                <text:p>0.0459374915861281</text:p>
              </table:table-cell>
              <table:table-cell office:value-type="float" office:value="0.0176792915630993">
                <text:p>0.0176792915630993</text:p>
              </table:table-cell>
              <table:table-cell office:value-type="float" office:value="0.0176792915630993">
                <text:p>0.0176792915630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180268787616767">
                <text:p>0.180268787616767</text:p>
              </table:table-cell>
              <table:table-cell office:value-type="float" office:value="0.00766388111400536">
                <text:p>0.00766388111400536</text:p>
              </table:table-cell>
              <table:table-cell office:value-type="float" office:value="0.00766388111400536">
                <text:p>0.00766388111400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25864652254589">
                <text:p>0.0825864652254589</text:p>
              </table:table-cell>
              <table:table-cell office:value-type="float" office:value="0.0207611945849416">
                <text:p>0.0207611945849416</text:p>
              </table:table-cell>
              <table:table-cell office:value-type="float" office:value="0.0207611945849416">
                <text:p>0.0207611945849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32850691470328">
                <text:p>0.132850691470328</text:p>
              </table:table-cell>
              <table:table-cell office:value-type="float" office:value="0.0194093568156884">
                <text:p>0.0194093568156884</text:p>
              </table:table-cell>
              <table:table-cell office:value-type="float" office:value="0.0194093568156884">
                <text:p>0.0194093568156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531141171813765">
                <text:p>0.0531141171813765</text:p>
              </table:table-cell>
              <table:table-cell office:value-type="float" office:value="0.0153693021694286">
                <text:p>0.0153693021694286</text:p>
              </table:table-cell>
              <table:table-cell office:value-type="float" office:value="0.0153693021694286">
                <text:p>0.015369302169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194261951238975">
                <text:p>0.194261951238975</text:p>
              </table:table-cell>
              <table:table-cell office:value-type="float" office:value="0.00845815457099118">
                <text:p>0.00845815457099118</text:p>
              </table:table-cell>
              <table:table-cell office:value-type="float" office:value="0.00845815457099118">
                <text:p>0.00845815457099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105304810131516">
                <text:p>0.105304810131516</text:p>
              </table:table-cell>
              <table:table-cell office:value-type="float" office:value="0.00720720421687188">
                <text:p>0.00720720421687188</text:p>
              </table:table-cell>
              <table:table-cell office:value-type="float" office:value="0.00720720421687188">
                <text:p>0.007207204216871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